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00Com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60s</text:p>
          </table:table-cell>
        </table:table-row>
        <table:table-row table:style-name="ro1">
          <table:table-cell office:value-type="float" office:value="3.000530879999" calcext:value-type="float">
            <text:p>3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.000600479997" calcext:value-type="float">
            <text:p>3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.000670079995" calcext:value-type="float">
            <text:p>3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.000739679993" calcext:value-type="float">
            <text:p>3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.000530879999" calcext:value-type="float">
            <text:p>6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.000600479997" calcext:value-type="float">
            <text:p>6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.000670079995" calcext:value-type="float">
            <text:p>6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.000739679993" calcext:value-type="float">
            <text:p>6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.000530879999" calcext:value-type="float">
            <text:p>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.000600479997" calcext:value-type="float">
            <text:p>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.000670079995" calcext:value-type="float">
            <text:p>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.000739679993" calcext:value-type="float">
            <text:p>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.000791839995" calcext:value-type="float">
            <text:p>12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.000861439993" calcext:value-type="float">
            <text:p>12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.000931039991" calcext:value-type="float">
            <text:p>12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.001000639989" calcext:value-type="float">
            <text:p>12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.000530879999" calcext:value-type="float">
            <text:p>1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.000600479997" calcext:value-type="float">
            <text:p>1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.000670079995" calcext:value-type="float">
            <text:p>1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.000739679993" calcext:value-type="float">
            <text:p>1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.000530879999" calcext:value-type="float">
            <text:p>18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.000600479997" calcext:value-type="float">
            <text:p>18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.000670079995" calcext:value-type="float">
            <text:p>18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.000739679993" calcext:value-type="float">
            <text:p>18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.000530879999" calcext:value-type="float">
            <text:p>2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.000600479997" calcext:value-type="float">
            <text:p>2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.000670079995" calcext:value-type="float">
            <text:p>2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.000739679993" calcext:value-type="float">
            <text:p>2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.000791839995" calcext:value-type="float">
            <text:p>24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.000861439993" calcext:value-type="float">
            <text:p>24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.000931039991" calcext:value-type="float">
            <text:p>24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4.001000639989" calcext:value-type="float">
            <text:p>24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.000530879999" calcext:value-type="float">
            <text:p>2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.000600479997" calcext:value-type="float">
            <text:p>2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.000670079995" calcext:value-type="float">
            <text:p>2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.000739679993" calcext:value-type="float">
            <text:p>2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0.000530879999" calcext:value-type="float">
            <text:p>30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831679992" calcext:value-type="float">
            <text:p>0.0008316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0.000600479997" calcext:value-type="float">
            <text:p>30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90127999" calcext:value-type="float">
            <text:p>0.0009012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0.000670079995" calcext:value-type="float">
            <text:p>30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970879988" calcext:value-type="float">
            <text:p>0.0009708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0.000739679993" calcext:value-type="float">
            <text:p>30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1040479986" calcext:value-type="float">
            <text:p>0.0010404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3.000530879999" calcext:value-type="float">
            <text:p>33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3.000600479997" calcext:value-type="float">
            <text:p>33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3.000670079995" calcext:value-type="float">
            <text:p>33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3.000739679993" calcext:value-type="float">
            <text:p>33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6.000791839995" calcext:value-type="float">
            <text:p>36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6.000861439993" calcext:value-type="float">
            <text:p>36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6.000931039991" calcext:value-type="float">
            <text:p>36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6.001000639989" calcext:value-type="float">
            <text:p>36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9.000530879999" calcext:value-type="float">
            <text:p>3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9.000600479997" calcext:value-type="float">
            <text:p>3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9.000670079995" calcext:value-type="float">
            <text:p>3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9.000739679993" calcext:value-type="float">
            <text:p>3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2.000530879999" calcext:value-type="float">
            <text:p>42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2.000600479997" calcext:value-type="float">
            <text:p>42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2.000670079995" calcext:value-type="float">
            <text:p>42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2.000739679993" calcext:value-type="float">
            <text:p>42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5.000530879999" calcext:value-type="float">
            <text:p>4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5.000600479997" calcext:value-type="float">
            <text:p>4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5.000670079995" calcext:value-type="float">
            <text:p>4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5.000739679993" calcext:value-type="float">
            <text:p>4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8.000791839995" calcext:value-type="float">
            <text:p>48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8.000861439993" calcext:value-type="float">
            <text:p>48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8.000931039991" calcext:value-type="float">
            <text:p>48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8.001000639989" calcext:value-type="float">
            <text:p>48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1.000530879999" calcext:value-type="float">
            <text:p>5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1.000600479997" calcext:value-type="float">
            <text:p>5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1.000670079995" calcext:value-type="float">
            <text:p>5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1.000739679993" calcext:value-type="float">
            <text:p>5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4.000530879999" calcext:value-type="float">
            <text:p>54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4.000600479997" calcext:value-type="float">
            <text:p>54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4.000670079995" calcext:value-type="float">
            <text:p>54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4.000739679993" calcext:value-type="float">
            <text:p>54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7.000530879999" calcext:value-type="float">
            <text:p>5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7.000600479997" calcext:value-type="float">
            <text:p>5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7.000670079995" calcext:value-type="float">
            <text:p>5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7.000739679993" calcext:value-type="float">
            <text:p>5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0.001267279971" calcext:value-type="float">
            <text:p>60.00126728</text:p>
          </table:table-cell>
          <table:table-cell office:value-type="float" office:value="0.001267279971" calcext:value-type="float">
            <text:p>0.00126728</text:p>
          </table:table-cell>
          <table:table-cell office:value-type="float" office:value="0.000875839969" calcext:value-type="float">
            <text:p>0.00087584</text:p>
          </table:table-cell>
          <table:table-cell office:value-type="float" office:value="0.001144239984" calcext:value-type="float">
            <text:p>0.00114424</text:p>
          </table:table-cell>
        </table:table-row>
        <table:table-row table:style-name="ro1">
          <table:table-cell office:value-type="float" office:value="60.001379679964" calcext:value-type="float">
            <text:p>60.00137968</text:p>
          </table:table-cell>
          <table:table-cell office:value-type="float" office:value="0.001379679964" calcext:value-type="float">
            <text:p>0.00137968</text:p>
          </table:table-cell>
          <table:table-cell office:value-type="float" office:value="0.001228479967" calcext:value-type="float">
            <text:p>0.00122848</text:p>
          </table:table-cell>
          <table:table-cell office:value-type="float" office:value="0.00131207998" calcext:value-type="float">
            <text:p>0.00131208</text:p>
          </table:table-cell>
        </table:table-row>
        <table:table-row table:style-name="ro1">
          <table:table-cell office:value-type="float" office:value="60.002689999982" calcext:value-type="float">
            <text:p>60.00269</text:p>
          </table:table-cell>
          <table:table-cell office:value-type="float" office:value="0.002689999982" calcext:value-type="float">
            <text:p>0.00269</text:p>
          </table:table-cell>
          <table:table-cell office:value-type="float" office:value="0.001397439961" calcext:value-type="float">
            <text:p>0.00139744</text:p>
          </table:table-cell>
          <table:table-cell office:value-type="float" office:value="0.001332559979" calcext:value-type="float">
            <text:p>0.00133256</text:p>
          </table:table-cell>
        </table:table-row>
        <table:table-row table:style-name="ro1">
          <table:table-cell office:value-type="float" office:value="60.002710479981" calcext:value-type="float">
            <text:p>60.00271048</text:p>
          </table:table-cell>
          <table:table-cell office:value-type="float" office:value="0.002710479981" calcext:value-type="float">
            <text:p>0.00271048</text:p>
          </table:table-cell>
          <table:table-cell office:value-type="float" office:value="0.00183855998" calcext:value-type="float">
            <text:p>0.00183856</text:p>
          </table:table-cell>
          <table:table-cell office:value-type="float" office:value="0.001353039978" calcext:value-type="float">
            <text:p>0.00135304</text:p>
          </table:table-cell>
        </table:table-row>
        <table:table-row table:style-name="ro1">
          <table:table-cell office:value-type="float" office:value="63.001275279969" calcext:value-type="float">
            <text:p>63.00127528</text:p>
          </table:table-cell>
          <table:table-cell office:value-type="float" office:value="0.001275279969" calcext:value-type="float">
            <text:p>0.0012752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861439976" calcext:value-type="float">
            <text:p>0.00086144</text:p>
          </table:table-cell>
        </table:table-row>
        <table:table-row table:style-name="ro1">
          <table:table-cell office:value-type="float" office:value="63.001380959963" calcext:value-type="float">
            <text:p>63.00138096</text:p>
          </table:table-cell>
          <table:table-cell office:value-type="float" office:value="0.001380959963" calcext:value-type="float">
            <text:p>0.00138096</text:p>
          </table:table-cell>
          <table:table-cell office:value-type="float" office:value="0.000819199983" calcext:value-type="float">
            <text:p>0.0008192</text:p>
          </table:table-cell>
          <table:table-cell office:value-type="float" office:value="0.000881919975" calcext:value-type="float">
            <text:p>0.00088192</text:p>
          </table:table-cell>
        </table:table-row>
        <table:table-row table:style-name="ro1">
          <table:table-cell office:value-type="float" office:value="63.00269247998" calcext:value-type="float">
            <text:p>63.00269248</text:p>
          </table:table-cell>
          <table:table-cell office:value-type="float" office:value="0.00269247998" calcext:value-type="float">
            <text:p>0.00269248</text:p>
          </table:table-cell>
          <table:table-cell office:value-type="float" office:value="0.000944399979" calcext:value-type="float">
            <text:p>0.0009444</text:p>
          </table:table-cell>
          <table:table-cell office:value-type="float" office:value="0.001135839991" calcext:value-type="float">
            <text:p>0.00113584</text:p>
          </table:table-cell>
        </table:table-row>
        <table:table-row table:style-name="ro1">
          <table:table-cell office:value-type="float" office:value="63.00318607997" calcext:value-type="float">
            <text:p>63.00318608</text:p>
          </table:table-cell>
          <table:table-cell office:value-type="float" office:value="0.00318607997" calcext:value-type="float">
            <text:p>0.00318608</text:p>
          </table:table-cell>
          <table:table-cell office:value-type="float" office:value="0.001838639987" calcext:value-type="float">
            <text:p>0.00183864</text:p>
          </table:table-cell>
          <table:table-cell office:value-type="float" office:value="0.001205439989" calcext:value-type="float">
            <text:p>0.00120544</text:p>
          </table:table-cell>
        </table:table-row>
        <table:table-row table:style-name="ro1">
          <table:table-cell office:value-type="float" office:value="66.001275279115" calcext:value-type="float">
            <text:p>66.0012752791</text:p>
          </table:table-cell>
          <table:table-cell office:value-type="float" office:value="0.001275279115" calcext:value-type="float">
            <text:p>0.0012752791</text:p>
          </table:table-cell>
          <table:table-cell office:value-type="float" office:value="0.000664799131" calcext:value-type="float">
            <text:p>0.0006647991</text:p>
          </table:table-cell>
          <table:table-cell office:value-type="float" office:value="0.000861439122" calcext:value-type="float">
            <text:p>0.0008614391</text:p>
          </table:table-cell>
        </table:table-row>
        <table:table-row table:style-name="ro1">
          <table:table-cell office:value-type="float" office:value="66.001380959109" calcext:value-type="float">
            <text:p>66.0013809591</text:p>
          </table:table-cell>
          <table:table-cell office:value-type="float" office:value="0.001380959109" calcext:value-type="float">
            <text:p>0.0013809591</text:p>
          </table:table-cell>
          <table:table-cell office:value-type="float" office:value="0.00079247913" calcext:value-type="float">
            <text:p>0.0007924791</text:p>
          </table:table-cell>
          <table:table-cell office:value-type="float" office:value="0.000881919121" calcext:value-type="float">
            <text:p>0.0008819191</text:p>
          </table:table-cell>
        </table:table-row>
        <table:table-row table:style-name="ro1">
          <table:table-cell office:value-type="float" office:value="66.002692479126" calcext:value-type="float">
            <text:p>66.0026924791</text:p>
          </table:table-cell>
          <table:table-cell office:value-type="float" office:value="0.002692479126" calcext:value-type="float">
            <text:p>0.0026924791</text:p>
          </table:table-cell>
          <table:table-cell office:value-type="float" office:value="0.000944399125" calcext:value-type="float">
            <text:p>0.0009443991</text:p>
          </table:table-cell>
          <table:table-cell office:value-type="float" office:value="0.001135839137" calcext:value-type="float">
            <text:p>0.0011358391</text:p>
          </table:table-cell>
        </table:table-row>
        <table:table-row table:style-name="ro1">
          <table:table-cell office:value-type="float" office:value="66.003186079116" calcext:value-type="float">
            <text:p>66.0031860791</text:p>
          </table:table-cell>
          <table:table-cell office:value-type="float" office:value="0.003186079116" calcext:value-type="float">
            <text:p>0.0031860791</text:p>
          </table:table-cell>
          <table:table-cell office:value-type="float" office:value="0.001838559133" calcext:value-type="float">
            <text:p>0.0018385591</text:p>
          </table:table-cell>
          <table:table-cell office:value-type="float" office:value="0.001205439135" calcext:value-type="float">
            <text:p>0.0012054391</text:p>
          </table:table-cell>
        </table:table-row>
        <table:table-row table:style-name="ro1">
          <table:table-cell office:value-type="float" office:value="69.001275277836" calcext:value-type="float">
            <text:p>69.0012752778</text:p>
          </table:table-cell>
          <table:table-cell office:value-type="float" office:value="0.001275277836" calcext:value-type="float">
            <text:p>0.0012752778</text:p>
          </table:table-cell>
          <table:table-cell office:value-type="float" office:value="0.000664797852" calcext:value-type="float">
            <text:p>0.0006647979</text:p>
          </table:table-cell>
          <table:table-cell office:value-type="float" office:value="0.000861437843" calcext:value-type="float">
            <text:p>0.0008614378</text:p>
          </table:table-cell>
        </table:table-row>
        <table:table-row table:style-name="ro1">
          <table:table-cell office:value-type="float" office:value="69.00138095783" calcext:value-type="float">
            <text:p>69.0013809578</text:p>
          </table:table-cell>
          <table:table-cell office:value-type="float" office:value="0.00138095783" calcext:value-type="float">
            <text:p>0.0013809578</text:p>
          </table:table-cell>
          <table:table-cell office:value-type="float" office:value="0.000792477851" calcext:value-type="float">
            <text:p>0.0007924779</text:p>
          </table:table-cell>
          <table:table-cell office:value-type="float" office:value="0.000881917842" calcext:value-type="float">
            <text:p>0.0008819178</text:p>
          </table:table-cell>
        </table:table-row>
        <table:table-row table:style-name="ro1">
          <table:table-cell office:value-type="float" office:value="69.002692557846" calcext:value-type="float">
            <text:p>69.0026925578</text:p>
          </table:table-cell>
          <table:table-cell office:value-type="float" office:value="0.002692557846" calcext:value-type="float">
            <text:p>0.0026925578</text:p>
          </table:table-cell>
          <table:table-cell office:value-type="float" office:value="0.000944397846" calcext:value-type="float">
            <text:p>0.0009443978</text:p>
          </table:table-cell>
          <table:table-cell office:value-type="float" office:value="0.001135837857" calcext:value-type="float">
            <text:p>0.0011358379</text:p>
          </table:table-cell>
        </table:table-row>
        <table:table-row table:style-name="ro1">
          <table:table-cell office:value-type="float" office:value="69.003186157836" calcext:value-type="float">
            <text:p>69.0031861578</text:p>
          </table:table-cell>
          <table:table-cell office:value-type="float" office:value="0.003186157836" calcext:value-type="float">
            <text:p>0.0031861578</text:p>
          </table:table-cell>
          <table:table-cell office:value-type="float" office:value="0.001838557853" calcext:value-type="float">
            <text:p>0.0018385579</text:p>
          </table:table-cell>
          <table:table-cell office:value-type="float" office:value="0.001205437855" calcext:value-type="float">
            <text:p>0.0012054379</text:p>
          </table:table-cell>
        </table:table-row>
        <table:table-row table:style-name="ro1">
          <table:table-cell office:value-type="float" office:value="72.001267277253" calcext:value-type="float">
            <text:p>72.0012672773</text:p>
          </table:table-cell>
          <table:table-cell office:value-type="float" office:value="0.001267277253" calcext:value-type="float">
            <text:p>0.0012672773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72.001379677246" calcext:value-type="float">
            <text:p>72.0013796772</text:p>
          </table:table-cell>
          <table:table-cell office:value-type="float" office:value="0.001379677246" calcext:value-type="float">
            <text:p>0.0013796772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72.002689997264" calcext:value-type="float">
            <text:p>72.0026899973</text:p>
          </table:table-cell>
          <table:table-cell office:value-type="float" office:value="0.002689997264" calcext:value-type="float">
            <text:p>0.0026899973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72.002710477263" calcext:value-type="float">
            <text:p>72.0027104773</text:p>
          </table:table-cell>
          <table:table-cell office:value-type="float" office:value="0.002710477263" calcext:value-type="float">
            <text:p>0.0027104773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75.001275277251" calcext:value-type="float">
            <text:p>75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75.001380957245" calcext:value-type="float">
            <text:p>75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75.002692477262" calcext:value-type="float">
            <text:p>75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75.003186077252" calcext:value-type="float">
            <text:p>75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78.001275277251" calcext:value-type="float">
            <text:p>78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78.001380957245" calcext:value-type="float">
            <text:p>78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78.002692477262" calcext:value-type="float">
            <text:p>78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78.003186077252" calcext:value-type="float">
            <text:p>78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81.001275277251" calcext:value-type="float">
            <text:p>81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81.001380957245" calcext:value-type="float">
            <text:p>81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81.002692477262" calcext:value-type="float">
            <text:p>81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81.003186077252" calcext:value-type="float">
            <text:p>81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84.001267277253" calcext:value-type="float">
            <text:p>84.0012672773</text:p>
          </table:table-cell>
          <table:table-cell office:value-type="float" office:value="0.001267277253" calcext:value-type="float">
            <text:p>0.0012672773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84.001379677246" calcext:value-type="float">
            <text:p>84.0013796772</text:p>
          </table:table-cell>
          <table:table-cell office:value-type="float" office:value="0.001379677246" calcext:value-type="float">
            <text:p>0.0013796772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84.002689997264" calcext:value-type="float">
            <text:p>84.0026899973</text:p>
          </table:table-cell>
          <table:table-cell office:value-type="float" office:value="0.002689997264" calcext:value-type="float">
            <text:p>0.0026899973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84.002710477263" calcext:value-type="float">
            <text:p>84.0027104773</text:p>
          </table:table-cell>
          <table:table-cell office:value-type="float" office:value="0.002710477263" calcext:value-type="float">
            <text:p>0.0027104773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87.001275277251" calcext:value-type="float">
            <text:p>87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87.001380957245" calcext:value-type="float">
            <text:p>87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87.002692477262" calcext:value-type="float">
            <text:p>87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87.003186077252" calcext:value-type="float">
            <text:p>87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90.001268637252" calcext:value-type="float">
            <text:p>90.0012686373</text:p>
          </table:table-cell>
          <table:table-cell office:value-type="float" office:value="0.001268637252" calcext:value-type="float">
            <text:p>0.0012686373</text:p>
          </table:table-cell>
          <table:table-cell office:value-type="float" office:value="0.000661839989" calcext:value-type="float">
            <text:p>0.00066184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90.001374237246" calcext:value-type="float">
            <text:p>90.0013742372</text:p>
          </table:table-cell>
          <table:table-cell office:value-type="float" office:value="0.001374237246" calcext:value-type="float">
            <text:p>0.0013742372</text:p>
          </table:table-cell>
          <table:table-cell office:value-type="float" office:value="0.000921199984" calcext:value-type="float">
            <text:p>0.0009212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90.002692477262" calcext:value-type="float">
            <text:p>90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196717263" calcext:value-type="float">
            <text:p>0.00119671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90.003186077252" calcext:value-type="float">
            <text:p>90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2338477269" calcext:value-type="float">
            <text:p>0.00233847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93.001275277251" calcext:value-type="float">
            <text:p>93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913357258" calcext:value-type="float">
            <text:p>0.00091335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93.001380957245" calcext:value-type="float">
            <text:p>93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158157248" calcext:value-type="float">
            <text:p>0.0011581572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93.002692477262" calcext:value-type="float">
            <text:p>93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227757246" calcext:value-type="float">
            <text:p>0.0012277572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93.003186077252" calcext:value-type="float">
            <text:p>93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39517246" calcext:value-type="float">
            <text:p>0.0018395172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96.001267277253" calcext:value-type="float">
            <text:p>96.0012672773</text:p>
          </table:table-cell>
          <table:table-cell office:value-type="float" office:value="0.001267277253" calcext:value-type="float">
            <text:p>0.001267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96.001379677246" calcext:value-type="float">
            <text:p>96.0013796772</text:p>
          </table:table-cell>
          <table:table-cell office:value-type="float" office:value="0.001379677246" calcext:value-type="float">
            <text:p>0.00137967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96.002689997264" calcext:value-type="float">
            <text:p>96.0026899973</text:p>
          </table:table-cell>
          <table:table-cell office:value-type="float" office:value="0.002689997264" calcext:value-type="float">
            <text:p>0.00268999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96.002710477263" calcext:value-type="float">
            <text:p>96.0027104773</text:p>
          </table:table-cell>
          <table:table-cell office:value-type="float" office:value="0.002710477263" calcext:value-type="float">
            <text:p>0.0027104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99.001275277251" calcext:value-type="float">
            <text:p>99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99.001380957245" calcext:value-type="float">
            <text:p>99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99.002692477262" calcext:value-type="float">
            <text:p>99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99.003186077252" calcext:value-type="float">
            <text:p>99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102.001275277251" calcext:value-type="float">
            <text:p>102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102.001380957245" calcext:value-type="float">
            <text:p>102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102.002692477262" calcext:value-type="float">
            <text:p>102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102.003186077252" calcext:value-type="float">
            <text:p>102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105.001275277251" calcext:value-type="float">
            <text:p>105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105.001380957245" calcext:value-type="float">
            <text:p>105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105.002692477262" calcext:value-type="float">
            <text:p>105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105.003186077252" calcext:value-type="float">
            <text:p>105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108.001267277253" calcext:value-type="float">
            <text:p>108.0012672773</text:p>
          </table:table-cell>
          <table:table-cell office:value-type="float" office:value="0.001267277253" calcext:value-type="float">
            <text:p>0.001267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108.001379677246" calcext:value-type="float">
            <text:p>108.0013796772</text:p>
          </table:table-cell>
          <table:table-cell office:value-type="float" office:value="0.001379677246" calcext:value-type="float">
            <text:p>0.00137967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108.002689997264" calcext:value-type="float">
            <text:p>108.0026899973</text:p>
          </table:table-cell>
          <table:table-cell office:value-type="float" office:value="0.002689997264" calcext:value-type="float">
            <text:p>0.00268999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108.002710477263" calcext:value-type="float">
            <text:p>108.0027104773</text:p>
          </table:table-cell>
          <table:table-cell office:value-type="float" office:value="0.002710477263" calcext:value-type="float">
            <text:p>0.0027104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111.001275277251" calcext:value-type="float">
            <text:p>111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111.001380957245" calcext:value-type="float">
            <text:p>111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111.002692477262" calcext:value-type="float">
            <text:p>111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111.003186077252" calcext:value-type="float">
            <text:p>111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114.001275277251" calcext:value-type="float">
            <text:p>114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114.001380957245" calcext:value-type="float">
            <text:p>114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114.002692477262" calcext:value-type="float">
            <text:p>114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114.003186077252" calcext:value-type="float">
            <text:p>114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117.001275277251" calcext:value-type="float">
            <text:p>117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861437258" calcext:value-type="float">
            <text:p>0.0008614373</text:p>
          </table:table-cell>
        </table:table-row>
        <table:table-row table:style-name="ro1">
          <table:table-cell office:value-type="float" office:value="117.001380957245" calcext:value-type="float">
            <text:p>117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881917257" calcext:value-type="float">
            <text:p>0.0008819173</text:p>
          </table:table-cell>
        </table:table-row>
        <table:table-row table:style-name="ro1">
          <table:table-cell office:value-type="float" office:value="117.002692477262" calcext:value-type="float">
            <text:p>117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1135837273" calcext:value-type="float">
            <text:p>0.0011358373</text:p>
          </table:table-cell>
        </table:table-row>
        <table:table-row table:style-name="ro1">
          <table:table-cell office:value-type="float" office:value="117.003186077252" calcext:value-type="float">
            <text:p>117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1205437271" calcext:value-type="float">
            <text:p>0.0012054373</text:p>
          </table:table-cell>
        </table:table-row>
        <table:table-row table:style-name="ro1">
          <table:table-cell office:value-type="float" office:value="120.001294237248" calcext:value-type="float">
            <text:p>120.0012942372</text:p>
          </table:table-cell>
          <table:table-cell office:value-type="float" office:value="0.001294237248" calcext:value-type="float">
            <text:p>0.0012942372</text:p>
          </table:table-cell>
          <table:table-cell office:value-type="float" office:value="0.001198077255" calcext:value-type="float">
            <text:p>0.0011980773</text:p>
          </table:table-cell>
          <table:table-cell office:value-type="float" office:value="0.001223759963" calcext:value-type="float">
            <text:p>0.00122376</text:p>
          </table:table-cell>
        </table:table-row>
        <table:table-row table:style-name="ro1">
          <table:table-cell office:value-type="float" office:value="120.001658397242" calcext:value-type="float">
            <text:p>120.0016583972</text:p>
          </table:table-cell>
          <table:table-cell office:value-type="float" office:value="0.001658397242" calcext:value-type="float">
            <text:p>0.0016583972</text:p>
          </table:table-cell>
          <table:table-cell office:value-type="float" office:value="0.001267677253" calcext:value-type="float">
            <text:p>0.0012676773</text:p>
          </table:table-cell>
          <table:table-cell office:value-type="float" office:value="0.001331359956" calcext:value-type="float">
            <text:p>0.00133136</text:p>
          </table:table-cell>
        </table:table-row>
        <table:table-row table:style-name="ro1">
          <table:table-cell office:value-type="float" office:value="120.003168877252" calcext:value-type="float">
            <text:p>120.0031688773</text:p>
          </table:table-cell>
          <table:table-cell office:value-type="float" office:value="0.003168877252" calcext:value-type="float">
            <text:p>0.0031688773</text:p>
          </table:table-cell>
          <table:table-cell office:value-type="float" office:value="0.001654077263" calcext:value-type="float">
            <text:p>0.0016540773</text:p>
          </table:table-cell>
          <table:table-cell office:value-type="float" office:value="0.001845117268" calcext:value-type="float">
            <text:p>0.0018451173</text:p>
          </table:table-cell>
        </table:table-row>
        <table:table-row table:style-name="ro1">
          <table:table-cell office:value-type="float" office:value="120.003189357251" calcext:value-type="float">
            <text:p>120.0031893573</text:p>
          </table:table-cell>
          <table:table-cell office:value-type="float" office:value="0.003189357251" calcext:value-type="float">
            <text:p>0.0031893573</text:p>
          </table:table-cell>
          <table:table-cell office:value-type="float" office:value="0.002185117231" calcext:value-type="float">
            <text:p>0.0021851172</text:p>
          </table:table-cell>
          <table:table-cell office:value-type="float" office:value="0.001914717266" calcext:value-type="float">
            <text:p>0.0019147173</text:p>
          </table:table-cell>
        </table:table-row>
        <table:table-row table:style-name="ro1">
          <table:table-cell office:value-type="float" office:value="123.001275277251" calcext:value-type="float">
            <text:p>123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89117264" calcext:value-type="float">
            <text:p>0.0007891173</text:p>
          </table:table-cell>
        </table:table-row>
        <table:table-row table:style-name="ro1">
          <table:table-cell office:value-type="float" office:value="123.001380957245" calcext:value-type="float">
            <text:p>123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417597268" calcext:value-type="float">
            <text:p>0.0014175973</text:p>
          </table:table-cell>
          <table:table-cell office:value-type="float" office:value="0.001164477257" calcext:value-type="float">
            <text:p>0.0011644773</text:p>
          </table:table-cell>
        </table:table-row>
        <table:table-row table:style-name="ro1">
          <table:table-cell office:value-type="float" office:value="123.002692477262" calcext:value-type="float">
            <text:p>123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2160637262" calcext:value-type="float">
            <text:p>0.0021606373</text:p>
          </table:table-cell>
          <table:table-cell office:value-type="float" office:value="0.001424957254" calcext:value-type="float">
            <text:p>0.0014249573</text:p>
          </table:table-cell>
        </table:table-row>
        <table:table-row table:style-name="ro1">
          <table:table-cell office:value-type="float" office:value="123.003186077252" calcext:value-type="float">
            <text:p>123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3160637262" calcext:value-type="float">
            <text:p>0.0031606373</text:p>
          </table:table-cell>
          <table:table-cell office:value-type="float" office:value="0.001838477269" calcext:value-type="float">
            <text:p>0.0018384773</text:p>
          </table:table-cell>
        </table:table-row>
        <table:table-row table:style-name="ro1">
          <table:table-cell office:value-type="float" office:value="126.001275277251" calcext:value-type="float">
            <text:p>126.0012752773</text:p>
          </table:table-cell>
          <table:table-cell office:value-type="float" office:value="0.001275277251" calcext:value-type="float">
            <text:p>0.0012752773</text:p>
          </table:table-cell>
          <table:table-cell office:value-type="float" office:value="0.000737677266" calcext:value-type="float">
            <text:p>0.0007376773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26.001380957245" calcext:value-type="float">
            <text:p>126.0013809572</text:p>
          </table:table-cell>
          <table:table-cell office:value-type="float" office:value="0.001380957245" calcext:value-type="float">
            <text:p>0.0013809572</text:p>
          </table:table-cell>
          <table:table-cell office:value-type="float" office:value="0.001209757261" calcext:value-type="float">
            <text:p>0.0012097573</text:p>
          </table:table-cell>
          <table:table-cell office:value-type="float" office:value="0.001157997264" calcext:value-type="float">
            <text:p>0.0011579973</text:p>
          </table:table-cell>
        </table:table-row>
        <table:table-row table:style-name="ro1">
          <table:table-cell office:value-type="float" office:value="126.002692477262" calcext:value-type="float">
            <text:p>126.0026924773</text:p>
          </table:table-cell>
          <table:table-cell office:value-type="float" office:value="0.002692477262" calcext:value-type="float">
            <text:p>0.0026924773</text:p>
          </table:table-cell>
          <table:table-cell office:value-type="float" office:value="0.001667037238" calcext:value-type="float">
            <text:p>0.0016670372</text:p>
          </table:table-cell>
          <table:table-cell office:value-type="float" office:value="0.001418477261" calcext:value-type="float">
            <text:p>0.0014184773</text:p>
          </table:table-cell>
        </table:table-row>
        <table:table-row table:style-name="ro1">
          <table:table-cell office:value-type="float" office:value="126.003186077252" calcext:value-type="float">
            <text:p>126.0031860773</text:p>
          </table:table-cell>
          <table:table-cell office:value-type="float" office:value="0.003186077252" calcext:value-type="float">
            <text:p>0.0031860773</text:p>
          </table:table-cell>
          <table:table-cell office:value-type="float" office:value="0.002154717227" calcext:value-type="float">
            <text:p>0.0021547172</text:p>
          </table:table-cell>
          <table:table-cell office:value-type="float" office:value="0.001838477269" calcext:value-type="float">
            <text:p>0.0018384773</text:p>
          </table:table-cell>
        </table:table-row>
        <table:table-row table:style-name="ro1">
          <table:table-cell office:value-type="float" office:value="129.001275275818" calcext:value-type="float">
            <text:p>129.0012752758</text:p>
          </table:table-cell>
          <table:table-cell office:value-type="float" office:value="0.001275275818" calcext:value-type="float">
            <text:p>0.0012752758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29.001380955812" calcext:value-type="float">
            <text:p>129.0013809558</text:p>
          </table:table-cell>
          <table:table-cell office:value-type="float" office:value="0.001380955812" calcext:value-type="float">
            <text:p>0.0013809558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95831" calcext:value-type="float">
            <text:p>0.0011579958</text:p>
          </table:table-cell>
        </table:table-row>
        <table:table-row table:style-name="ro1">
          <table:table-cell office:value-type="float" office:value="129.002692475827" calcext:value-type="float">
            <text:p>129.0026924758</text:p>
          </table:table-cell>
          <table:table-cell office:value-type="float" office:value="0.002692475827" calcext:value-type="float">
            <text:p>0.0026924758</text:p>
          </table:table-cell>
          <table:table-cell office:value-type="float" office:value="0.002153995829" calcext:value-type="float">
            <text:p>0.0021539958</text:p>
          </table:table-cell>
          <table:table-cell office:value-type="float" office:value="0.001418475828" calcext:value-type="float">
            <text:p>0.0014184758</text:p>
          </table:table-cell>
        </table:table-row>
        <table:table-row table:style-name="ro1">
          <table:table-cell office:value-type="float" office:value="129.003186075817" calcext:value-type="float">
            <text:p>129.0031860758</text:p>
          </table:table-cell>
          <table:table-cell office:value-type="float" office:value="0.003186075817" calcext:value-type="float">
            <text:p>0.0031860758</text:p>
          </table:table-cell>
          <table:table-cell office:value-type="float" office:value="0.002223595827" calcext:value-type="float">
            <text:p>0.0022235958</text:p>
          </table:table-cell>
          <table:table-cell office:value-type="float" office:value="0.001838475835" calcext:value-type="float">
            <text:p>0.0018384758</text:p>
          </table:table-cell>
        </table:table-row>
        <table:table-row table:style-name="ro1">
          <table:table-cell office:value-type="float" office:value="132.001267271524" calcext:value-type="float">
            <text:p>132.0012672715</text:p>
          </table:table-cell>
          <table:table-cell office:value-type="float" office:value="0.001267271524" calcext:value-type="float">
            <text:p>0.001267271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32.001379671517" calcext:value-type="float">
            <text:p>132.0013796715</text:p>
          </table:table-cell>
          <table:table-cell office:value-type="float" office:value="0.001379671517" calcext:value-type="float">
            <text:p>0.0013796715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91535" calcext:value-type="float">
            <text:p>0.0011579915</text:p>
          </table:table-cell>
        </table:table-row>
        <table:table-row table:style-name="ro1">
          <table:table-cell office:value-type="float" office:value="132.002689991533" calcext:value-type="float">
            <text:p>132.0026899915</text:p>
          </table:table-cell>
          <table:table-cell office:value-type="float" office:value="0.002689991533" calcext:value-type="float">
            <text:p>0.0026899915</text:p>
          </table:table-cell>
          <table:table-cell office:value-type="float" office:value="0.002153991533" calcext:value-type="float">
            <text:p>0.0021539915</text:p>
          </table:table-cell>
          <table:table-cell office:value-type="float" office:value="0.001418471532" calcext:value-type="float">
            <text:p>0.0014184715</text:p>
          </table:table-cell>
        </table:table-row>
        <table:table-row table:style-name="ro1">
          <table:table-cell office:value-type="float" office:value="132.002710471532" calcext:value-type="float">
            <text:p>132.0027104715</text:p>
          </table:table-cell>
          <table:table-cell office:value-type="float" office:value="0.002710471532" calcext:value-type="float">
            <text:p>0.0027104715</text:p>
          </table:table-cell>
          <table:table-cell office:value-type="float" office:value="0.002223591531" calcext:value-type="float">
            <text:p>0.0022235915</text:p>
          </table:table-cell>
          <table:table-cell office:value-type="float" office:value="0.001838471539" calcext:value-type="float">
            <text:p>0.0018384715</text:p>
          </table:table-cell>
        </table:table-row>
        <table:table-row table:style-name="ro1">
          <table:table-cell office:value-type="float" office:value="135.001275267226" calcext:value-type="float">
            <text:p>135.0012752672</text:p>
          </table:table-cell>
          <table:table-cell office:value-type="float" office:value="0.001275267226" calcext:value-type="float">
            <text:p>0.0012752672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35.00138094722" calcext:value-type="float">
            <text:p>135.0013809472</text:p>
          </table:table-cell>
          <table:table-cell office:value-type="float" office:value="0.00138094722" calcext:value-type="float">
            <text:p>0.0013809472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87239" calcext:value-type="float">
            <text:p>0.0011579872</text:p>
          </table:table-cell>
        </table:table-row>
        <table:table-row table:style-name="ro1">
          <table:table-cell office:value-type="float" office:value="135.002692467235" calcext:value-type="float">
            <text:p>135.0026924672</text:p>
          </table:table-cell>
          <table:table-cell office:value-type="float" office:value="0.002692467235" calcext:value-type="float">
            <text:p>0.0026924672</text:p>
          </table:table-cell>
          <table:table-cell office:value-type="float" office:value="0.002153987237" calcext:value-type="float">
            <text:p>0.0021539872</text:p>
          </table:table-cell>
          <table:table-cell office:value-type="float" office:value="0.001418467236" calcext:value-type="float">
            <text:p>0.0014184672</text:p>
          </table:table-cell>
        </table:table-row>
        <table:table-row table:style-name="ro1">
          <table:table-cell office:value-type="float" office:value="135.003186067225" calcext:value-type="float">
            <text:p>135.0031860672</text:p>
          </table:table-cell>
          <table:table-cell office:value-type="float" office:value="0.003186067225" calcext:value-type="float">
            <text:p>0.0031860672</text:p>
          </table:table-cell>
          <table:table-cell office:value-type="float" office:value="0.002223587235" calcext:value-type="float">
            <text:p>0.0022235872</text:p>
          </table:table-cell>
          <table:table-cell office:value-type="float" office:value="0.001838467243" calcext:value-type="float">
            <text:p>0.0018384672</text:p>
          </table:table-cell>
        </table:table-row>
        <table:table-row table:style-name="ro1">
          <table:table-cell office:value-type="float" office:value="138.00127526293" calcext:value-type="float">
            <text:p>138.0012752629</text:p>
          </table:table-cell>
          <table:table-cell office:value-type="float" office:value="0.00127526293" calcext:value-type="float">
            <text:p>0.0012752629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38.001380942924" calcext:value-type="float">
            <text:p>138.0013809429</text:p>
          </table:table-cell>
          <table:table-cell office:value-type="float" office:value="0.001380942924" calcext:value-type="float">
            <text:p>0.0013809429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82943" calcext:value-type="float">
            <text:p>0.0011579829</text:p>
          </table:table-cell>
        </table:table-row>
        <table:table-row table:style-name="ro1">
          <table:table-cell office:value-type="float" office:value="138.002692462939" calcext:value-type="float">
            <text:p>138.0026924629</text:p>
          </table:table-cell>
          <table:table-cell office:value-type="float" office:value="0.002692462939" calcext:value-type="float">
            <text:p>0.0026924629</text:p>
          </table:table-cell>
          <table:table-cell office:value-type="float" office:value="0.002153982941" calcext:value-type="float">
            <text:p>0.0021539829</text:p>
          </table:table-cell>
          <table:table-cell office:value-type="float" office:value="0.00141846294" calcext:value-type="float">
            <text:p>0.0014184629</text:p>
          </table:table-cell>
        </table:table-row>
        <table:table-row table:style-name="ro1">
          <table:table-cell office:value-type="float" office:value="138.003186062929" calcext:value-type="float">
            <text:p>138.0031860629</text:p>
          </table:table-cell>
          <table:table-cell office:value-type="float" office:value="0.003186062929" calcext:value-type="float">
            <text:p>0.0031860629</text:p>
          </table:table-cell>
          <table:table-cell office:value-type="float" office:value="0.002223582939" calcext:value-type="float">
            <text:p>0.0022235829</text:p>
          </table:table-cell>
          <table:table-cell office:value-type="float" office:value="0.001838462947" calcext:value-type="float">
            <text:p>0.0018384629</text:p>
          </table:table-cell>
        </table:table-row>
        <table:table-row table:style-name="ro1">
          <table:table-cell office:value-type="float" office:value="141.00127525877" calcext:value-type="float">
            <text:p>141.0012752588</text:p>
          </table:table-cell>
          <table:table-cell office:value-type="float" office:value="0.00127525877" calcext:value-type="float">
            <text:p>0.0012752588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41.001380938764" calcext:value-type="float">
            <text:p>141.0013809388</text:p>
          </table:table-cell>
          <table:table-cell office:value-type="float" office:value="0.001380938764" calcext:value-type="float">
            <text:p>0.0013809388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78783" calcext:value-type="float">
            <text:p>0.0011579788</text:p>
          </table:table-cell>
        </table:table-row>
        <table:table-row table:style-name="ro1">
          <table:table-cell office:value-type="float" office:value="141.002692458779" calcext:value-type="float">
            <text:p>141.0026924588</text:p>
          </table:table-cell>
          <table:table-cell office:value-type="float" office:value="0.002692458779" calcext:value-type="float">
            <text:p>0.0026924588</text:p>
          </table:table-cell>
          <table:table-cell office:value-type="float" office:value="0.002153978781" calcext:value-type="float">
            <text:p>0.0021539788</text:p>
          </table:table-cell>
          <table:table-cell office:value-type="float" office:value="0.00141845878" calcext:value-type="float">
            <text:p>0.0014184588</text:p>
          </table:table-cell>
        </table:table-row>
        <table:table-row table:style-name="ro1">
          <table:table-cell office:value-type="float" office:value="141.003186058769" calcext:value-type="float">
            <text:p>141.0031860588</text:p>
          </table:table-cell>
          <table:table-cell office:value-type="float" office:value="0.003186058769" calcext:value-type="float">
            <text:p>0.0031860588</text:p>
          </table:table-cell>
          <table:table-cell office:value-type="float" office:value="0.002223578779" calcext:value-type="float">
            <text:p>0.0022235788</text:p>
          </table:table-cell>
          <table:table-cell office:value-type="float" office:value="0.001838458787" calcext:value-type="float">
            <text:p>0.0018384588</text:p>
          </table:table-cell>
        </table:table-row>
        <table:table-row table:style-name="ro1">
          <table:table-cell office:value-type="float" office:value="144.001267255912" calcext:value-type="float">
            <text:p>144.0012672559</text:p>
          </table:table-cell>
          <table:table-cell office:value-type="float" office:value="0.001267255912" calcext:value-type="float">
            <text:p>0.0012672559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44.001379655905" calcext:value-type="float">
            <text:p>144.0013796559</text:p>
          </table:table-cell>
          <table:table-cell office:value-type="float" office:value="0.001379655905" calcext:value-type="float">
            <text:p>0.0013796559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75923" calcext:value-type="float">
            <text:p>0.0011579759</text:p>
          </table:table-cell>
        </table:table-row>
        <table:table-row table:style-name="ro1">
          <table:table-cell office:value-type="float" office:value="144.002689975921" calcext:value-type="float">
            <text:p>144.0026899759</text:p>
          </table:table-cell>
          <table:table-cell office:value-type="float" office:value="0.002689975921" calcext:value-type="float">
            <text:p>0.0026899759</text:p>
          </table:table-cell>
          <table:table-cell office:value-type="float" office:value="0.00215397592" calcext:value-type="float">
            <text:p>0.0021539759</text:p>
          </table:table-cell>
          <table:table-cell office:value-type="float" office:value="0.00141845592" calcext:value-type="float">
            <text:p>0.0014184559</text:p>
          </table:table-cell>
        </table:table-row>
        <table:table-row table:style-name="ro1">
          <table:table-cell office:value-type="float" office:value="144.00271045592" calcext:value-type="float">
            <text:p>144.0027104559</text:p>
          </table:table-cell>
          <table:table-cell office:value-type="float" office:value="0.00271045592" calcext:value-type="float">
            <text:p>0.0027104559</text:p>
          </table:table-cell>
          <table:table-cell office:value-type="float" office:value="0.002223575918" calcext:value-type="float">
            <text:p>0.0022235759</text:p>
          </table:table-cell>
          <table:table-cell office:value-type="float" office:value="0.001838455926" calcext:value-type="float">
            <text:p>0.0018384559</text:p>
          </table:table-cell>
        </table:table-row>
        <table:table-row table:style-name="ro1">
          <table:table-cell office:value-type="float" office:value="147.001275252767" calcext:value-type="float">
            <text:p>147.0012752528</text:p>
          </table:table-cell>
          <table:table-cell office:value-type="float" office:value="0.001275252767" calcext:value-type="float">
            <text:p>0.0012752528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47.001380932761" calcext:value-type="float">
            <text:p>147.0013809328</text:p>
          </table:table-cell>
          <table:table-cell office:value-type="float" office:value="0.001380932761" calcext:value-type="float">
            <text:p>0.0013809328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7278" calcext:value-type="float">
            <text:p>0.0011579728</text:p>
          </table:table-cell>
        </table:table-row>
        <table:table-row table:style-name="ro1">
          <table:table-cell office:value-type="float" office:value="147.002692452777" calcext:value-type="float">
            <text:p>147.0026924528</text:p>
          </table:table-cell>
          <table:table-cell office:value-type="float" office:value="0.002692452777" calcext:value-type="float">
            <text:p>0.0026924528</text:p>
          </table:table-cell>
          <table:table-cell office:value-type="float" office:value="0.002153972779" calcext:value-type="float">
            <text:p>0.0021539728</text:p>
          </table:table-cell>
          <table:table-cell office:value-type="float" office:value="0.001418452777" calcext:value-type="float">
            <text:p>0.0014184528</text:p>
          </table:table-cell>
        </table:table-row>
        <table:table-row table:style-name="ro1">
          <table:table-cell office:value-type="float" office:value="147.003186052767" calcext:value-type="float">
            <text:p>147.0031860528</text:p>
          </table:table-cell>
          <table:table-cell office:value-type="float" office:value="0.003186052767" calcext:value-type="float">
            <text:p>0.0031860528</text:p>
          </table:table-cell>
          <table:table-cell office:value-type="float" office:value="0.002223572777" calcext:value-type="float">
            <text:p>0.0022235728</text:p>
          </table:table-cell>
          <table:table-cell office:value-type="float" office:value="0.001838452785" calcext:value-type="float">
            <text:p>0.0018384528</text:p>
          </table:table-cell>
        </table:table-row>
        <table:table-row table:style-name="ro1">
          <table:table-cell office:value-type="float" office:value="150.001275249553" calcext:value-type="float">
            <text:p>150.0012752496</text:p>
          </table:table-cell>
          <table:table-cell office:value-type="float" office:value="0.001275249553" calcext:value-type="float">
            <text:p>0.0012752496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50.001380929547" calcext:value-type="float">
            <text:p>150.0013809295</text:p>
          </table:table-cell>
          <table:table-cell office:value-type="float" office:value="0.001380929547" calcext:value-type="float">
            <text:p>0.0013809295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1157969566" calcext:value-type="float">
            <text:p>0.0011579696</text:p>
          </table:table-cell>
        </table:table-row>
        <table:table-row table:style-name="ro1">
          <table:table-cell office:value-type="float" office:value="150.002692449561" calcext:value-type="float">
            <text:p>150.0026924496</text:p>
          </table:table-cell>
          <table:table-cell office:value-type="float" office:value="0.002692449561" calcext:value-type="float">
            <text:p>0.0026924496</text:p>
          </table:table-cell>
          <table:table-cell office:value-type="float" office:value="0.002153969563" calcext:value-type="float">
            <text:p>0.0021539696</text:p>
          </table:table-cell>
          <table:table-cell office:value-type="float" office:value="0.001418449563" calcext:value-type="float">
            <text:p>0.0014184496</text:p>
          </table:table-cell>
        </table:table-row>
        <table:table-row table:style-name="ro1">
          <table:table-cell office:value-type="float" office:value="150.003186049551" calcext:value-type="float">
            <text:p>150.0031860496</text:p>
          </table:table-cell>
          <table:table-cell office:value-type="float" office:value="0.003186049551" calcext:value-type="float">
            <text:p>0.0031860496</text:p>
          </table:table-cell>
          <table:table-cell office:value-type="float" office:value="0.002223569561" calcext:value-type="float">
            <text:p>0.0022235696</text:p>
          </table:table-cell>
          <table:table-cell office:value-type="float" office:value="0.001838449569" calcext:value-type="float">
            <text:p>0.0018384496</text:p>
          </table:table-cell>
        </table:table-row>
        <table:table-row table:style-name="ro1">
          <table:table-cell office:value-type="float" office:value="153.001275246335" calcext:value-type="float">
            <text:p>153.0012752463</text:p>
          </table:table-cell>
          <table:table-cell office:value-type="float" office:value="0.001275246335" calcext:value-type="float">
            <text:p>0.0012752463</text:p>
          </table:table-cell>
          <table:table-cell office:value-type="float" office:value="0.001341966356" calcext:value-type="float">
            <text:p>0.0013419664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53.001380926329" calcext:value-type="float">
            <text:p>153.0013809263</text:p>
          </table:table-cell>
          <table:table-cell office:value-type="float" office:value="0.001380926329" calcext:value-type="float">
            <text:p>0.0013809263</text:p>
          </table:table-cell>
          <table:table-cell office:value-type="float" office:value="0.001671806349" calcext:value-type="float">
            <text:p>0.0016718063</text:p>
          </table:table-cell>
          <table:table-cell office:value-type="float" office:value="0.001157966348" calcext:value-type="float">
            <text:p>0.0011579663</text:p>
          </table:table-cell>
        </table:table-row>
        <table:table-row table:style-name="ro1">
          <table:table-cell office:value-type="float" office:value="153.002692446344" calcext:value-type="float">
            <text:p>153.0026924463</text:p>
          </table:table-cell>
          <table:table-cell office:value-type="float" office:value="0.002692446344" calcext:value-type="float">
            <text:p>0.0026924463</text:p>
          </table:table-cell>
          <table:table-cell office:value-type="float" office:value="0.00214412634" calcext:value-type="float">
            <text:p>0.0021441263</text:p>
          </table:table-cell>
          <table:table-cell office:value-type="float" office:value="0.001418446345" calcext:value-type="float">
            <text:p>0.0014184463</text:p>
          </table:table-cell>
        </table:table-row>
        <table:table-row table:style-name="ro1">
          <table:table-cell office:value-type="float" office:value="153.003186046334" calcext:value-type="float">
            <text:p>153.0031860463</text:p>
          </table:table-cell>
          <table:table-cell office:value-type="float" office:value="0.003186046334" calcext:value-type="float">
            <text:p>0.0031860463</text:p>
          </table:table-cell>
          <table:table-cell office:value-type="float" office:value="0.002660606344" calcext:value-type="float">
            <text:p>0.0026606063</text:p>
          </table:table-cell>
          <table:table-cell office:value-type="float" office:value="0.001838446352" calcext:value-type="float">
            <text:p>0.0018384464</text:p>
          </table:table-cell>
        </table:table-row>
        <table:table-row table:style-name="ro1">
          <table:table-cell office:value-type="float" office:value="156.001267243122" calcext:value-type="float">
            <text:p>156.0012672431</text:p>
          </table:table-cell>
          <table:table-cell office:value-type="float" office:value="0.001267243122" calcext:value-type="float">
            <text:p>0.0012672431</text:p>
          </table:table-cell>
          <table:table-cell office:value-type="float" office:value="0.001306843111" calcext:value-type="float">
            <text:p>0.0013068431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56.001379643115" calcext:value-type="float">
            <text:p>156.0013796431</text:p>
          </table:table-cell>
          <table:table-cell office:value-type="float" office:value="0.001379643115" calcext:value-type="float">
            <text:p>0.0013796431</text:p>
          </table:table-cell>
          <table:table-cell office:value-type="float" office:value="0.001328443107" calcext:value-type="float">
            <text:p>0.0013284431</text:p>
          </table:table-cell>
          <table:table-cell office:value-type="float" office:value="0.001157963133" calcext:value-type="float">
            <text:p>0.0011579631</text:p>
          </table:table-cell>
        </table:table-row>
        <table:table-row table:style-name="ro1">
          <table:table-cell office:value-type="float" office:value="156.002689963132" calcext:value-type="float">
            <text:p>156.0026899631</text:p>
          </table:table-cell>
          <table:table-cell office:value-type="float" office:value="0.002689963132" calcext:value-type="float">
            <text:p>0.0026899631</text:p>
          </table:table-cell>
          <table:table-cell office:value-type="float" office:value="0.002152523132" calcext:value-type="float">
            <text:p>0.0021525231</text:p>
          </table:table-cell>
          <table:table-cell office:value-type="float" office:value="0.00141844313" calcext:value-type="float">
            <text:p>0.0014184431</text:p>
          </table:table-cell>
        </table:table-row>
        <table:table-row table:style-name="ro1">
          <table:table-cell office:value-type="float" office:value="156.002710443131" calcext:value-type="float">
            <text:p>156.0027104431</text:p>
          </table:table-cell>
          <table:table-cell office:value-type="float" office:value="0.002710443131" calcext:value-type="float">
            <text:p>0.0027104431</text:p>
          </table:table-cell>
          <table:table-cell office:value-type="float" office:value="0.002654043131" calcext:value-type="float">
            <text:p>0.0026540431</text:p>
          </table:table-cell>
          <table:table-cell office:value-type="float" office:value="0.001838443137" calcext:value-type="float">
            <text:p>0.0018384431</text:p>
          </table:table-cell>
        </table:table-row>
        <table:table-row table:style-name="ro1">
          <table:table-cell office:value-type="float" office:value="159.001275239904" calcext:value-type="float">
            <text:p>159.0012752399</text:p>
          </table:table-cell>
          <table:table-cell office:value-type="float" office:value="0.001275239904" calcext:value-type="float">
            <text:p>0.0012752399</text:p>
          </table:table-cell>
          <table:table-cell office:value-type="float" office:value="0.001225639906" calcext:value-type="float">
            <text:p>0.0012256399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59.001380919898" calcext:value-type="float">
            <text:p>159.0013809199</text:p>
          </table:table-cell>
          <table:table-cell office:value-type="float" office:value="0.001380919898" calcext:value-type="float">
            <text:p>0.0013809199</text:p>
          </table:table-cell>
          <table:table-cell office:value-type="float" office:value="0.001304839904" calcext:value-type="float">
            <text:p>0.0013048399</text:p>
          </table:table-cell>
          <table:table-cell office:value-type="float" office:value="0.001157959917" calcext:value-type="float">
            <text:p>0.0011579599</text:p>
          </table:table-cell>
        </table:table-row>
        <table:table-row table:style-name="ro1">
          <table:table-cell office:value-type="float" office:value="159.002692439914" calcext:value-type="float">
            <text:p>159.0026924399</text:p>
          </table:table-cell>
          <table:table-cell office:value-type="float" office:value="0.002692439914" calcext:value-type="float">
            <text:p>0.0026924399</text:p>
          </table:table-cell>
          <table:table-cell office:value-type="float" office:value="0.002151239883" calcext:value-type="float">
            <text:p>0.0021512399</text:p>
          </table:table-cell>
          <table:table-cell office:value-type="float" office:value="0.001418439914" calcext:value-type="float">
            <text:p>0.0014184399</text:p>
          </table:table-cell>
        </table:table-row>
        <table:table-row table:style-name="ro1">
          <table:table-cell office:value-type="float" office:value="159.003186039904" calcext:value-type="float">
            <text:p>159.0031860399</text:p>
          </table:table-cell>
          <table:table-cell office:value-type="float" office:value="0.003186039904" calcext:value-type="float">
            <text:p>0.0031860399</text:p>
          </table:table-cell>
          <table:table-cell office:value-type="float" office:value="0.002662599877" calcext:value-type="float">
            <text:p>0.0026625999</text:p>
          </table:table-cell>
          <table:table-cell office:value-type="float" office:value="0.001838439921" calcext:value-type="float">
            <text:p>0.0018384399</text:p>
          </table:table-cell>
        </table:table-row>
        <table:table-row table:style-name="ro1">
          <table:table-cell office:value-type="float" office:value="162.001275236688" calcext:value-type="float">
            <text:p>162.0012752367</text:p>
          </table:table-cell>
          <table:table-cell office:value-type="float" office:value="0.001275236688" calcext:value-type="float">
            <text:p>0.0012752367</text:p>
          </table:table-cell>
          <table:table-cell office:value-type="float" office:value="0.00122563669" calcext:value-type="float">
            <text:p>0.0012256367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62.001380916682" calcext:value-type="float">
            <text:p>162.0013809167</text:p>
          </table:table-cell>
          <table:table-cell office:value-type="float" office:value="0.001380916682" calcext:value-type="float">
            <text:p>0.0013809167</text:p>
          </table:table-cell>
          <table:table-cell office:value-type="float" office:value="0.001304836688" calcext:value-type="float">
            <text:p>0.0013048367</text:p>
          </table:table-cell>
          <table:table-cell office:value-type="float" office:value="0.001157956701" calcext:value-type="float">
            <text:p>0.0011579567</text:p>
          </table:table-cell>
        </table:table-row>
        <table:table-row table:style-name="ro1">
          <table:table-cell office:value-type="float" office:value="162.002692436697" calcext:value-type="float">
            <text:p>162.0026924367</text:p>
          </table:table-cell>
          <table:table-cell office:value-type="float" office:value="0.002692436697" calcext:value-type="float">
            <text:p>0.0026924367</text:p>
          </table:table-cell>
          <table:table-cell office:value-type="float" office:value="0.002151236667" calcext:value-type="float">
            <text:p>0.0021512367</text:p>
          </table:table-cell>
          <table:table-cell office:value-type="float" office:value="0.001418436698" calcext:value-type="float">
            <text:p>0.0014184367</text:p>
          </table:table-cell>
        </table:table-row>
        <table:table-row table:style-name="ro1">
          <table:table-cell office:value-type="float" office:value="162.003186036687" calcext:value-type="float">
            <text:p>162.0031860367</text:p>
          </table:table-cell>
          <table:table-cell office:value-type="float" office:value="0.003186036687" calcext:value-type="float">
            <text:p>0.0031860367</text:p>
          </table:table-cell>
          <table:table-cell office:value-type="float" office:value="0.002662596661" calcext:value-type="float">
            <text:p>0.0026625967</text:p>
          </table:table-cell>
          <table:table-cell office:value-type="float" office:value="0.001838436704" calcext:value-type="float">
            <text:p>0.0018384367</text:p>
          </table:table-cell>
        </table:table-row>
        <table:table-row table:style-name="ro1">
          <table:table-cell office:value-type="float" office:value="165.001275233472" calcext:value-type="float">
            <text:p>165.0012752335</text:p>
          </table:table-cell>
          <table:table-cell office:value-type="float" office:value="0.001275233472" calcext:value-type="float">
            <text:p>0.0012752335</text:p>
          </table:table-cell>
          <table:table-cell office:value-type="float" office:value="0.001225633474" calcext:value-type="float">
            <text:p>0.0012256335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65.001380913466" calcext:value-type="float">
            <text:p>165.0013809135</text:p>
          </table:table-cell>
          <table:table-cell office:value-type="float" office:value="0.001380913466" calcext:value-type="float">
            <text:p>0.0013809135</text:p>
          </table:table-cell>
          <table:table-cell office:value-type="float" office:value="0.001304833472" calcext:value-type="float">
            <text:p>0.0013048335</text:p>
          </table:table-cell>
          <table:table-cell office:value-type="float" office:value="0.001157953485" calcext:value-type="float">
            <text:p>0.0011579535</text:p>
          </table:table-cell>
        </table:table-row>
        <table:table-row table:style-name="ro1">
          <table:table-cell office:value-type="float" office:value="165.002692433481" calcext:value-type="float">
            <text:p>165.0026924335</text:p>
          </table:table-cell>
          <table:table-cell office:value-type="float" office:value="0.002692433481" calcext:value-type="float">
            <text:p>0.0026924335</text:p>
          </table:table-cell>
          <table:table-cell office:value-type="float" office:value="0.002151233451" calcext:value-type="float">
            <text:p>0.0021512335</text:p>
          </table:table-cell>
          <table:table-cell office:value-type="float" office:value="0.001418433482" calcext:value-type="float">
            <text:p>0.0014184335</text:p>
          </table:table-cell>
        </table:table-row>
        <table:table-row table:style-name="ro1">
          <table:table-cell office:value-type="float" office:value="165.003186033471" calcext:value-type="float">
            <text:p>165.0031860335</text:p>
          </table:table-cell>
          <table:table-cell office:value-type="float" office:value="0.003186033471" calcext:value-type="float">
            <text:p>0.0031860335</text:p>
          </table:table-cell>
          <table:table-cell office:value-type="float" office:value="0.002662593445" calcext:value-type="float">
            <text:p>0.0026625934</text:p>
          </table:table-cell>
          <table:table-cell office:value-type="float" office:value="0.001838433488" calcext:value-type="float">
            <text:p>0.0018384335</text:p>
          </table:table-cell>
        </table:table-row>
        <table:table-row table:style-name="ro1">
          <table:table-cell office:value-type="float" office:value="168.001267230257" calcext:value-type="float">
            <text:p>168.0012672303</text:p>
          </table:table-cell>
          <table:table-cell office:value-type="float" office:value="0.001267230257" calcext:value-type="float">
            <text:p>0.0012672303</text:p>
          </table:table-cell>
          <table:table-cell office:value-type="float" office:value="0.001225630257" calcext:value-type="float">
            <text:p>0.0012256303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68.00137963025" calcext:value-type="float">
            <text:p>168.0013796303</text:p>
          </table:table-cell>
          <table:table-cell office:value-type="float" office:value="0.00137963025" calcext:value-type="float">
            <text:p>0.0013796303</text:p>
          </table:table-cell>
          <table:table-cell office:value-type="float" office:value="0.001304830255" calcext:value-type="float">
            <text:p>0.0013048303</text:p>
          </table:table-cell>
          <table:table-cell office:value-type="float" office:value="0.001157950268" calcext:value-type="float">
            <text:p>0.0011579503</text:p>
          </table:table-cell>
        </table:table-row>
        <table:table-row table:style-name="ro1">
          <table:table-cell office:value-type="float" office:value="168.002689950267" calcext:value-type="float">
            <text:p>168.0026899503</text:p>
          </table:table-cell>
          <table:table-cell office:value-type="float" office:value="0.002689950267" calcext:value-type="float">
            <text:p>0.0026899503</text:p>
          </table:table-cell>
          <table:table-cell office:value-type="float" office:value="0.002151230234" calcext:value-type="float">
            <text:p>0.0021512302</text:p>
          </table:table-cell>
          <table:table-cell office:value-type="float" office:value="0.001418430265" calcext:value-type="float">
            <text:p>0.0014184303</text:p>
          </table:table-cell>
        </table:table-row>
        <table:table-row table:style-name="ro1">
          <table:table-cell office:value-type="float" office:value="168.002710430266" calcext:value-type="float">
            <text:p>168.0027104303</text:p>
          </table:table-cell>
          <table:table-cell office:value-type="float" office:value="0.002710430266" calcext:value-type="float">
            <text:p>0.0027104303</text:p>
          </table:table-cell>
          <table:table-cell office:value-type="float" office:value="0.002662590228" calcext:value-type="float">
            <text:p>0.0026625902</text:p>
          </table:table-cell>
          <table:table-cell office:value-type="float" office:value="0.001838430272" calcext:value-type="float">
            <text:p>0.0018384303</text:p>
          </table:table-cell>
        </table:table-row>
        <table:table-row table:style-name="ro1">
          <table:table-cell office:value-type="float" office:value="171.00127522704" calcext:value-type="float">
            <text:p>171.001275227</text:p>
          </table:table-cell>
          <table:table-cell office:value-type="float" office:value="0.00127522704" calcext:value-type="float">
            <text:p>0.001275227</text:p>
          </table:table-cell>
          <table:table-cell office:value-type="float" office:value="0.001225627042" calcext:value-type="float">
            <text:p>0.001225627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71.001380907034" calcext:value-type="float">
            <text:p>171.001380907</text:p>
          </table:table-cell>
          <table:table-cell office:value-type="float" office:value="0.001380907034" calcext:value-type="float">
            <text:p>0.001380907</text:p>
          </table:table-cell>
          <table:table-cell office:value-type="float" office:value="0.00130482704" calcext:value-type="float">
            <text:p>0.001304827</text:p>
          </table:table-cell>
          <table:table-cell office:value-type="float" office:value="0.001157947053" calcext:value-type="float">
            <text:p>0.0011579471</text:p>
          </table:table-cell>
        </table:table-row>
        <table:table-row table:style-name="ro1">
          <table:table-cell office:value-type="float" office:value="171.002692427049" calcext:value-type="float">
            <text:p>171.002692427</text:p>
          </table:table-cell>
          <table:table-cell office:value-type="float" office:value="0.002692427049" calcext:value-type="float">
            <text:p>0.002692427</text:p>
          </table:table-cell>
          <table:table-cell office:value-type="float" office:value="0.002151227019" calcext:value-type="float">
            <text:p>0.002151227</text:p>
          </table:table-cell>
          <table:table-cell office:value-type="float" office:value="0.00141842705" calcext:value-type="float">
            <text:p>0.0014184271</text:p>
          </table:table-cell>
        </table:table-row>
        <table:table-row table:style-name="ro1">
          <table:table-cell office:value-type="float" office:value="171.003186027039" calcext:value-type="float">
            <text:p>171.003186027</text:p>
          </table:table-cell>
          <table:table-cell office:value-type="float" office:value="0.003186027039" calcext:value-type="float">
            <text:p>0.003186027</text:p>
          </table:table-cell>
          <table:table-cell office:value-type="float" office:value="0.002662587013" calcext:value-type="float">
            <text:p>0.002662587</text:p>
          </table:table-cell>
          <table:table-cell office:value-type="float" office:value="0.001838427056" calcext:value-type="float">
            <text:p>0.0018384271</text:p>
          </table:table-cell>
        </table:table-row>
        <table:table-row table:style-name="ro1">
          <table:table-cell office:value-type="float" office:value="174.001275223823" calcext:value-type="float">
            <text:p>174.0012752238</text:p>
          </table:table-cell>
          <table:table-cell office:value-type="float" office:value="0.001275223823" calcext:value-type="float">
            <text:p>0.0012752238</text:p>
          </table:table-cell>
          <table:table-cell office:value-type="float" office:value="0.001225623825" calcext:value-type="float">
            <text:p>0.0012256238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74.001380903817" calcext:value-type="float">
            <text:p>174.0013809038</text:p>
          </table:table-cell>
          <table:table-cell office:value-type="float" office:value="0.001380903817" calcext:value-type="float">
            <text:p>0.0013809038</text:p>
          </table:table-cell>
          <table:table-cell office:value-type="float" office:value="0.001304823823" calcext:value-type="float">
            <text:p>0.0013048238</text:p>
          </table:table-cell>
          <table:table-cell office:value-type="float" office:value="0.001157943836" calcext:value-type="float">
            <text:p>0.0011579438</text:p>
          </table:table-cell>
        </table:table-row>
        <table:table-row table:style-name="ro1">
          <table:table-cell office:value-type="float" office:value="174.002692423832" calcext:value-type="float">
            <text:p>174.0026924238</text:p>
          </table:table-cell>
          <table:table-cell office:value-type="float" office:value="0.002692423832" calcext:value-type="float">
            <text:p>0.0026924238</text:p>
          </table:table-cell>
          <table:table-cell office:value-type="float" office:value="0.002151223802" calcext:value-type="float">
            <text:p>0.0021512238</text:p>
          </table:table-cell>
          <table:table-cell office:value-type="float" office:value="0.001418423833" calcext:value-type="float">
            <text:p>0.0014184238</text:p>
          </table:table-cell>
        </table:table-row>
        <table:table-row table:style-name="ro1">
          <table:table-cell office:value-type="float" office:value="174.003186023822" calcext:value-type="float">
            <text:p>174.0031860238</text:p>
          </table:table-cell>
          <table:table-cell office:value-type="float" office:value="0.003186023822" calcext:value-type="float">
            <text:p>0.0031860238</text:p>
          </table:table-cell>
          <table:table-cell office:value-type="float" office:value="0.002662583796" calcext:value-type="float">
            <text:p>0.0026625838</text:p>
          </table:table-cell>
          <table:table-cell office:value-type="float" office:value="0.001838423839" calcext:value-type="float">
            <text:p>0.0018384238</text:p>
          </table:table-cell>
        </table:table-row>
        <table:table-row table:style-name="ro1">
          <table:table-cell office:value-type="float" office:value="177.001275220608" calcext:value-type="float">
            <text:p>177.0012752206</text:p>
          </table:table-cell>
          <table:table-cell office:value-type="float" office:value="0.001275220608" calcext:value-type="float">
            <text:p>0.0012752206</text:p>
          </table:table-cell>
          <table:table-cell office:value-type="float" office:value="0.00122562061" calcext:value-type="float">
            <text:p>0.0012256206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77.001380900602" calcext:value-type="float">
            <text:p>177.0013809006</text:p>
          </table:table-cell>
          <table:table-cell office:value-type="float" office:value="0.001380900602" calcext:value-type="float">
            <text:p>0.0013809006</text:p>
          </table:table-cell>
          <table:table-cell office:value-type="float" office:value="0.001304820608" calcext:value-type="float">
            <text:p>0.0013048206</text:p>
          </table:table-cell>
          <table:table-cell office:value-type="float" office:value="0.001157940621" calcext:value-type="float">
            <text:p>0.0011579406</text:p>
          </table:table-cell>
        </table:table-row>
        <table:table-row table:style-name="ro1">
          <table:table-cell office:value-type="float" office:value="177.002692420617" calcext:value-type="float">
            <text:p>177.0026924206</text:p>
          </table:table-cell>
          <table:table-cell office:value-type="float" office:value="0.002692420617" calcext:value-type="float">
            <text:p>0.0026924206</text:p>
          </table:table-cell>
          <table:table-cell office:value-type="float" office:value="0.002151220587" calcext:value-type="float">
            <text:p>0.0021512206</text:p>
          </table:table-cell>
          <table:table-cell office:value-type="float" office:value="0.001418420618" calcext:value-type="float">
            <text:p>0.0014184206</text:p>
          </table:table-cell>
        </table:table-row>
        <table:table-row table:style-name="ro1">
          <table:table-cell office:value-type="float" office:value="177.003186020607" calcext:value-type="float">
            <text:p>177.0031860206</text:p>
          </table:table-cell>
          <table:table-cell office:value-type="float" office:value="0.003186020607" calcext:value-type="float">
            <text:p>0.0031860206</text:p>
          </table:table-cell>
          <table:table-cell office:value-type="float" office:value="0.002662580581" calcext:value-type="float">
            <text:p>0.0026625806</text:p>
          </table:table-cell>
          <table:table-cell office:value-type="float" office:value="0.001838420625" calcext:value-type="float">
            <text:p>0.0018384206</text:p>
          </table:table-cell>
        </table:table-row>
        <table:table-row table:style-name="ro1">
          <table:table-cell office:value-type="float" office:value="180.001267217394" calcext:value-type="float">
            <text:p>180.0012672174</text:p>
          </table:table-cell>
          <table:table-cell office:value-type="float" office:value="0.001267217394" calcext:value-type="float">
            <text:p>0.0012672174</text:p>
          </table:table-cell>
          <table:table-cell office:value-type="float" office:value="0.001225617394" calcext:value-type="float">
            <text:p>0.0012256174</text:p>
          </table:table-cell>
          <table:table-cell office:value-type="float" office:value="0.000791999982" calcext:value-type="float">
            <text:p>0.000792</text:p>
          </table:table-cell>
        </table:table-row>
        <table:table-row table:style-name="ro1">
          <table:table-cell office:value-type="float" office:value="180.001379617387" calcext:value-type="float">
            <text:p>180.0013796174</text:p>
          </table:table-cell>
          <table:table-cell office:value-type="float" office:value="0.001379617387" calcext:value-type="float">
            <text:p>0.0013796174</text:p>
          </table:table-cell>
          <table:table-cell office:value-type="float" office:value="0.001304817392" calcext:value-type="float">
            <text:p>0.0013048174</text:p>
          </table:table-cell>
          <table:table-cell office:value-type="float" office:value="0.001322559969" calcext:value-type="float">
            <text:p>0.00132256</text:p>
          </table:table-cell>
        </table:table-row>
        <table:table-row table:style-name="ro1">
          <table:table-cell office:value-type="float" office:value="180.002689937403" calcext:value-type="float">
            <text:p>180.0026899374</text:p>
          </table:table-cell>
          <table:table-cell office:value-type="float" office:value="0.002689937403" calcext:value-type="float">
            <text:p>0.0026899374</text:p>
          </table:table-cell>
          <table:table-cell office:value-type="float" office:value="0.002151217371" calcext:value-type="float">
            <text:p>0.0021512174</text:p>
          </table:table-cell>
          <table:table-cell office:value-type="float" office:value="0.001654017403" calcext:value-type="float">
            <text:p>0.0016540174</text:p>
          </table:table-cell>
        </table:table-row>
        <table:table-row table:style-name="ro1">
          <table:table-cell office:value-type="float" office:value="180.002710417402" calcext:value-type="float">
            <text:p>180.0027104174</text:p>
          </table:table-cell>
          <table:table-cell office:value-type="float" office:value="0.002710417402" calcext:value-type="float">
            <text:p>0.0027104174</text:p>
          </table:table-cell>
          <table:table-cell office:value-type="float" office:value="0.002662577365" calcext:value-type="float">
            <text:p>0.0026625774</text:p>
          </table:table-cell>
          <table:table-cell office:value-type="float" office:value="0.002660577401" calcext:value-type="float">
            <text:p>0.0026605774</text:p>
          </table:table-cell>
        </table:table-row>
        <table:table-row table:style-name="ro1">
          <table:table-cell office:value-type="float" office:value="183.001275214175" calcext:value-type="float">
            <text:p>183.0012752142</text:p>
          </table:table-cell>
          <table:table-cell office:value-type="float" office:value="0.001275214175" calcext:value-type="float">
            <text:p>0.0012752142</text:p>
          </table:table-cell>
          <table:table-cell office:value-type="float" office:value="0.001242894157" calcext:value-type="float">
            <text:p>0.0012428942</text:p>
          </table:table-cell>
          <table:table-cell office:value-type="float" office:value="0.001000479983" calcext:value-type="float">
            <text:p>0.00100048</text:p>
          </table:table-cell>
        </table:table-row>
        <table:table-row table:style-name="ro1">
          <table:table-cell office:value-type="float" office:value="183.001380894169" calcext:value-type="float">
            <text:p>183.0013808942</text:p>
          </table:table-cell>
          <table:table-cell office:value-type="float" office:value="0.001380894169" calcext:value-type="float">
            <text:p>0.0013808942</text:p>
          </table:table-cell>
          <table:table-cell office:value-type="float" office:value="0.001322094155" calcext:value-type="float">
            <text:p>0.0013220942</text:p>
          </table:table-cell>
          <table:table-cell office:value-type="float" office:value="0.001231439983" calcext:value-type="float">
            <text:p>0.00123144</text:p>
          </table:table-cell>
        </table:table-row>
        <table:table-row table:style-name="ro1">
          <table:table-cell office:value-type="float" office:value="183.002692414185" calcext:value-type="float">
            <text:p>183.0026924142</text:p>
          </table:table-cell>
          <table:table-cell office:value-type="float" office:value="0.002692414185" calcext:value-type="float">
            <text:p>0.0026924142</text:p>
          </table:table-cell>
          <table:table-cell office:value-type="float" office:value="0.002146894192" calcext:value-type="float">
            <text:p>0.0021468942</text:p>
          </table:table-cell>
          <table:table-cell office:value-type="float" office:value="0.001666159965" calcext:value-type="float">
            <text:p>0.00166616</text:p>
          </table:table-cell>
        </table:table-row>
        <table:table-row table:style-name="ro1">
          <table:table-cell office:value-type="float" office:value="183.003186014175" calcext:value-type="float">
            <text:p>183.0031860142</text:p>
          </table:table-cell>
          <table:table-cell office:value-type="float" office:value="0.003186014175" calcext:value-type="float">
            <text:p>0.0031860142</text:p>
          </table:table-cell>
          <table:table-cell office:value-type="float" office:value="0.002660574185" calcext:value-type="float">
            <text:p>0.0026605742</text:p>
          </table:table-cell>
          <table:table-cell office:value-type="float" office:value="0.002153934186" calcext:value-type="float">
            <text:p>0.0021539342</text:p>
          </table:table-cell>
        </table:table-row>
        <table:table-row table:style-name="ro1">
          <table:table-cell office:value-type="float" office:value="186.001275210959" calcext:value-type="float">
            <text:p>186.001275211</text:p>
          </table:table-cell>
          <table:table-cell office:value-type="float" office:value="0.001275210959" calcext:value-type="float">
            <text:p>0.001275211</text:p>
          </table:table-cell>
          <table:table-cell office:value-type="float" office:value="0.00121393095" calcext:value-type="float">
            <text:p>0.001213931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186.001380890953" calcext:value-type="float">
            <text:p>186.001380891</text:p>
          </table:table-cell>
          <table:table-cell office:value-type="float" office:value="0.001380890953" calcext:value-type="float">
            <text:p>0.001380891</text:p>
          </table:table-cell>
          <table:table-cell office:value-type="float" office:value="0.001682410918" calcext:value-type="float">
            <text:p>0.0016824109</text:p>
          </table:table-cell>
          <table:table-cell office:value-type="float" office:value="0.001219850961" calcext:value-type="float">
            <text:p>0.001219851</text:p>
          </table:table-cell>
        </table:table-row>
        <table:table-row table:style-name="ro1">
          <table:table-cell office:value-type="float" office:value="186.002692410969" calcext:value-type="float">
            <text:p>186.002692411</text:p>
          </table:table-cell>
          <table:table-cell office:value-type="float" office:value="0.002692410969" calcext:value-type="float">
            <text:p>0.002692411</text:p>
          </table:table-cell>
          <table:table-cell office:value-type="float" office:value="0.001761770916" calcext:value-type="float">
            <text:p>0.0017617709</text:p>
          </table:table-cell>
          <table:table-cell office:value-type="float" office:value="0.001670810947" calcext:value-type="float">
            <text:p>0.0016708109</text:p>
          </table:table-cell>
        </table:table-row>
        <table:table-row table:style-name="ro1">
          <table:table-cell office:value-type="float" office:value="186.003186010959" calcext:value-type="float">
            <text:p>186.003186011</text:p>
          </table:table-cell>
          <table:table-cell office:value-type="float" office:value="0.003186010959" calcext:value-type="float">
            <text:p>0.003186011</text:p>
          </table:table-cell>
          <table:table-cell office:value-type="float" office:value="0.002666490953" calcext:value-type="float">
            <text:p>0.002666491</text:p>
          </table:table-cell>
          <table:table-cell office:value-type="float" office:value="0.00215393097" calcext:value-type="float">
            <text:p>0.002153931</text:p>
          </table:table-cell>
        </table:table-row>
        <table:table-row table:style-name="ro1">
          <table:table-cell office:value-type="float" office:value="189.001275207743" calcext:value-type="float">
            <text:p>189.0012752077</text:p>
          </table:table-cell>
          <table:table-cell office:value-type="float" office:value="0.001275207743" calcext:value-type="float">
            <text:p>0.0012752077</text:p>
          </table:table-cell>
          <table:table-cell office:value-type="float" office:value="0.001225607745" calcext:value-type="float">
            <text:p>0.0012256077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189.001380887737" calcext:value-type="float">
            <text:p>189.0013808877</text:p>
          </table:table-cell>
          <table:table-cell office:value-type="float" office:value="0.001380887737" calcext:value-type="float">
            <text:p>0.0013808877</text:p>
          </table:table-cell>
          <table:table-cell office:value-type="float" office:value="0.001304807743" calcext:value-type="float">
            <text:p>0.0013048077</text:p>
          </table:table-cell>
          <table:table-cell office:value-type="float" office:value="0.001219847745" calcext:value-type="float">
            <text:p>0.0012198477</text:p>
          </table:table-cell>
        </table:table-row>
        <table:table-row table:style-name="ro1">
          <table:table-cell office:value-type="float" office:value="189.002692407752" calcext:value-type="float">
            <text:p>189.0026924078</text:p>
          </table:table-cell>
          <table:table-cell office:value-type="float" office:value="0.002692407752" calcext:value-type="float">
            <text:p>0.0026924078</text:p>
          </table:table-cell>
          <table:table-cell office:value-type="float" office:value="0.002151207722" calcext:value-type="float">
            <text:p>0.0021512077</text:p>
          </table:table-cell>
          <table:table-cell office:value-type="float" office:value="0.001670807731" calcext:value-type="float">
            <text:p>0.0016708077</text:p>
          </table:table-cell>
        </table:table-row>
        <table:table-row table:style-name="ro1">
          <table:table-cell office:value-type="float" office:value="189.003186007742" calcext:value-type="float">
            <text:p>189.0031860077</text:p>
          </table:table-cell>
          <table:table-cell office:value-type="float" office:value="0.003186007742" calcext:value-type="float">
            <text:p>0.0031860077</text:p>
          </table:table-cell>
          <table:table-cell office:value-type="float" office:value="0.002662567716" calcext:value-type="float">
            <text:p>0.0026625677</text:p>
          </table:table-cell>
          <table:table-cell office:value-type="float" office:value="0.002153927754" calcext:value-type="float">
            <text:p>0.0021539278</text:p>
          </table:table-cell>
        </table:table-row>
        <table:table-row table:style-name="ro1">
          <table:table-cell office:value-type="float" office:value="192.001267204529" calcext:value-type="float">
            <text:p>192.0012672045</text:p>
          </table:table-cell>
          <table:table-cell office:value-type="float" office:value="0.001267204529" calcext:value-type="float">
            <text:p>0.0012672045</text:p>
          </table:table-cell>
          <table:table-cell office:value-type="float" office:value="0.001229364511" calcext:value-type="float">
            <text:p>0.0012293645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192.001379604522" calcext:value-type="float">
            <text:p>192.0013796045</text:p>
          </table:table-cell>
          <table:table-cell office:value-type="float" office:value="0.001379604522" calcext:value-type="float">
            <text:p>0.0013796045</text:p>
          </table:table-cell>
          <table:table-cell office:value-type="float" office:value="0.001308564509" calcext:value-type="float">
            <text:p>0.0013085645</text:p>
          </table:table-cell>
          <table:table-cell office:value-type="float" office:value="0.001219844529" calcext:value-type="float">
            <text:p>0.0012198445</text:p>
          </table:table-cell>
        </table:table-row>
        <table:table-row table:style-name="ro1">
          <table:table-cell office:value-type="float" office:value="192.002689924538" calcext:value-type="float">
            <text:p>192.0026899245</text:p>
          </table:table-cell>
          <table:table-cell office:value-type="float" office:value="0.002689924538" calcext:value-type="float">
            <text:p>0.0026899245</text:p>
          </table:table-cell>
          <table:table-cell office:value-type="float" office:value="0.002148324489" calcext:value-type="float">
            <text:p>0.0021483245</text:p>
          </table:table-cell>
          <table:table-cell office:value-type="float" office:value="0.001670804515" calcext:value-type="float">
            <text:p>0.0016708045</text:p>
          </table:table-cell>
        </table:table-row>
        <table:table-row table:style-name="ro1">
          <table:table-cell office:value-type="float" office:value="192.002710404537" calcext:value-type="float">
            <text:p>192.0027104045</text:p>
          </table:table-cell>
          <table:table-cell office:value-type="float" office:value="0.002710404537" calcext:value-type="float">
            <text:p>0.0027104045</text:p>
          </table:table-cell>
          <table:table-cell office:value-type="float" office:value="0.002659684483" calcext:value-type="float">
            <text:p>0.0026596845</text:p>
          </table:table-cell>
          <table:table-cell office:value-type="float" office:value="0.002153924538" calcext:value-type="float">
            <text:p>0.0021539245</text:p>
          </table:table-cell>
        </table:table-row>
        <table:table-row table:style-name="ro1">
          <table:table-cell office:value-type="float" office:value="195.001275201311" calcext:value-type="float">
            <text:p>195.0012752013</text:p>
          </table:table-cell>
          <table:table-cell office:value-type="float" office:value="0.001275201311" calcext:value-type="float">
            <text:p>0.0012752013</text:p>
          </table:table-cell>
          <table:table-cell office:value-type="float" office:value="0.001229361295" calcext:value-type="float">
            <text:p>0.0012293613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195.001380881305" calcext:value-type="float">
            <text:p>195.0013808813</text:p>
          </table:table-cell>
          <table:table-cell office:value-type="float" office:value="0.001380881305" calcext:value-type="float">
            <text:p>0.0013808813</text:p>
          </table:table-cell>
          <table:table-cell office:value-type="float" office:value="0.001308561293" calcext:value-type="float">
            <text:p>0.0013085613</text:p>
          </table:table-cell>
          <table:table-cell office:value-type="float" office:value="0.001219841313" calcext:value-type="float">
            <text:p>0.0012198413</text:p>
          </table:table-cell>
        </table:table-row>
        <table:table-row table:style-name="ro1">
          <table:table-cell office:value-type="float" office:value="195.002692401321" calcext:value-type="float">
            <text:p>195.0026924013</text:p>
          </table:table-cell>
          <table:table-cell office:value-type="float" office:value="0.002692401321" calcext:value-type="float">
            <text:p>0.0026924013</text:p>
          </table:table-cell>
          <table:table-cell office:value-type="float" office:value="0.002148321273" calcext:value-type="float">
            <text:p>0.0021483213</text:p>
          </table:table-cell>
          <table:table-cell office:value-type="float" office:value="0.001670801299" calcext:value-type="float">
            <text:p>0.0016708013</text:p>
          </table:table-cell>
        </table:table-row>
        <table:table-row table:style-name="ro1">
          <table:table-cell office:value-type="float" office:value="195.003186001311" calcext:value-type="float">
            <text:p>195.0031860013</text:p>
          </table:table-cell>
          <table:table-cell office:value-type="float" office:value="0.003186001311" calcext:value-type="float">
            <text:p>0.0031860013</text:p>
          </table:table-cell>
          <table:table-cell office:value-type="float" office:value="0.002659681267" calcext:value-type="float">
            <text:p>0.0026596813</text:p>
          </table:table-cell>
          <table:table-cell office:value-type="float" office:value="0.002153921323" calcext:value-type="float">
            <text:p>0.0021539213</text:p>
          </table:table-cell>
        </table:table-row>
        <table:table-row table:style-name="ro1">
          <table:table-cell office:value-type="float" office:value="198.001275198095" calcext:value-type="float">
            <text:p>198.0012751981</text:p>
          </table:table-cell>
          <table:table-cell office:value-type="float" office:value="0.001275198095" calcext:value-type="float">
            <text:p>0.0012751981</text:p>
          </table:table-cell>
          <table:table-cell office:value-type="float" office:value="0.001229358079" calcext:value-type="float">
            <text:p>0.0012293581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198.001380878089" calcext:value-type="float">
            <text:p>198.0013808781</text:p>
          </table:table-cell>
          <table:table-cell office:value-type="float" office:value="0.001380878089" calcext:value-type="float">
            <text:p>0.0013808781</text:p>
          </table:table-cell>
          <table:table-cell office:value-type="float" office:value="0.001308558077" calcext:value-type="float">
            <text:p>0.0013085581</text:p>
          </table:table-cell>
          <table:table-cell office:value-type="float" office:value="0.001219838097" calcext:value-type="float">
            <text:p>0.0012198381</text:p>
          </table:table-cell>
        </table:table-row>
        <table:table-row table:style-name="ro1">
          <table:table-cell office:value-type="float" office:value="198.002692398104" calcext:value-type="float">
            <text:p>198.0026923981</text:p>
          </table:table-cell>
          <table:table-cell office:value-type="float" office:value="0.002692398104" calcext:value-type="float">
            <text:p>0.0026923981</text:p>
          </table:table-cell>
          <table:table-cell office:value-type="float" office:value="0.002148318057" calcext:value-type="float">
            <text:p>0.0021483181</text:p>
          </table:table-cell>
          <table:table-cell office:value-type="float" office:value="0.001670798083" calcext:value-type="float">
            <text:p>0.0016707981</text:p>
          </table:table-cell>
        </table:table-row>
        <table:table-row table:style-name="ro1">
          <table:table-cell office:value-type="float" office:value="198.003185998094" calcext:value-type="float">
            <text:p>198.0031859981</text:p>
          </table:table-cell>
          <table:table-cell office:value-type="float" office:value="0.003185998094" calcext:value-type="float">
            <text:p>0.0031859981</text:p>
          </table:table-cell>
          <table:table-cell office:value-type="float" office:value="0.002659678051" calcext:value-type="float">
            <text:p>0.0026596781</text:p>
          </table:table-cell>
          <table:table-cell office:value-type="float" office:value="0.002153918106" calcext:value-type="float">
            <text:p>0.0021539181</text:p>
          </table:table-cell>
        </table:table-row>
        <table:table-row table:style-name="ro1">
          <table:table-cell office:value-type="float" office:value="201.001275194879" calcext:value-type="float">
            <text:p>201.0012751949</text:p>
          </table:table-cell>
          <table:table-cell office:value-type="float" office:value="0.001275194879" calcext:value-type="float">
            <text:p>0.0012751949</text:p>
          </table:table-cell>
          <table:table-cell office:value-type="float" office:value="0.001229354863" calcext:value-type="float">
            <text:p>0.0012293549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01.001380874873" calcext:value-type="float">
            <text:p>201.0013808749</text:p>
          </table:table-cell>
          <table:table-cell office:value-type="float" office:value="0.001380874873" calcext:value-type="float">
            <text:p>0.0013808749</text:p>
          </table:table-cell>
          <table:table-cell office:value-type="float" office:value="0.001308554861" calcext:value-type="float">
            <text:p>0.0013085549</text:p>
          </table:table-cell>
          <table:table-cell office:value-type="float" office:value="0.001219834881" calcext:value-type="float">
            <text:p>0.0012198349</text:p>
          </table:table-cell>
        </table:table-row>
        <table:table-row table:style-name="ro1">
          <table:table-cell office:value-type="float" office:value="201.002692394888" calcext:value-type="float">
            <text:p>201.0026923949</text:p>
          </table:table-cell>
          <table:table-cell office:value-type="float" office:value="0.002692394888" calcext:value-type="float">
            <text:p>0.0026923949</text:p>
          </table:table-cell>
          <table:table-cell office:value-type="float" office:value="0.002148314841" calcext:value-type="float">
            <text:p>0.0021483148</text:p>
          </table:table-cell>
          <table:table-cell office:value-type="float" office:value="0.001670794867" calcext:value-type="float">
            <text:p>0.0016707949</text:p>
          </table:table-cell>
        </table:table-row>
        <table:table-row table:style-name="ro1">
          <table:table-cell office:value-type="float" office:value="201.003185994878" calcext:value-type="float">
            <text:p>201.0031859949</text:p>
          </table:table-cell>
          <table:table-cell office:value-type="float" office:value="0.003185994878" calcext:value-type="float">
            <text:p>0.0031859949</text:p>
          </table:table-cell>
          <table:table-cell office:value-type="float" office:value="0.002659674835" calcext:value-type="float">
            <text:p>0.0026596748</text:p>
          </table:table-cell>
          <table:table-cell office:value-type="float" office:value="0.00215391489" calcext:value-type="float">
            <text:p>0.0021539149</text:p>
          </table:table-cell>
        </table:table-row>
        <table:table-row table:style-name="ro1">
          <table:table-cell office:value-type="float" office:value="204.001267191664" calcext:value-type="float">
            <text:p>204.0012671917</text:p>
          </table:table-cell>
          <table:table-cell office:value-type="float" office:value="0.001267191664" calcext:value-type="float">
            <text:p>0.0012671917</text:p>
          </table:table-cell>
          <table:table-cell office:value-type="float" office:value="0.001229351646" calcext:value-type="float">
            <text:p>0.0012293516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04.001379591657" calcext:value-type="float">
            <text:p>204.0013795917</text:p>
          </table:table-cell>
          <table:table-cell office:value-type="float" office:value="0.001379591657" calcext:value-type="float">
            <text:p>0.0013795917</text:p>
          </table:table-cell>
          <table:table-cell office:value-type="float" office:value="0.001308551644" calcext:value-type="float">
            <text:p>0.0013085516</text:p>
          </table:table-cell>
          <table:table-cell office:value-type="float" office:value="0.001219831664" calcext:value-type="float">
            <text:p>0.0012198317</text:p>
          </table:table-cell>
        </table:table-row>
        <table:table-row table:style-name="ro1">
          <table:table-cell office:value-type="float" office:value="204.002689911674" calcext:value-type="float">
            <text:p>204.0026899117</text:p>
          </table:table-cell>
          <table:table-cell office:value-type="float" office:value="0.002689911674" calcext:value-type="float">
            <text:p>0.0026899117</text:p>
          </table:table-cell>
          <table:table-cell office:value-type="float" office:value="0.002148311624" calcext:value-type="float">
            <text:p>0.0021483116</text:p>
          </table:table-cell>
          <table:table-cell office:value-type="float" office:value="0.00167079165" calcext:value-type="float">
            <text:p>0.0016707917</text:p>
          </table:table-cell>
        </table:table-row>
        <table:table-row table:style-name="ro1">
          <table:table-cell office:value-type="float" office:value="204.002710391673" calcext:value-type="float">
            <text:p>204.0027103917</text:p>
          </table:table-cell>
          <table:table-cell office:value-type="float" office:value="0.002710391673" calcext:value-type="float">
            <text:p>0.0027103917</text:p>
          </table:table-cell>
          <table:table-cell office:value-type="float" office:value="0.002659671618" calcext:value-type="float">
            <text:p>0.0026596716</text:p>
          </table:table-cell>
          <table:table-cell office:value-type="float" office:value="0.002153911674" calcext:value-type="float">
            <text:p>0.0021539117</text:p>
          </table:table-cell>
        </table:table-row>
        <table:table-row table:style-name="ro1">
          <table:table-cell office:value-type="float" office:value="207.001275188446" calcext:value-type="float">
            <text:p>207.0012751884</text:p>
          </table:table-cell>
          <table:table-cell office:value-type="float" office:value="0.001275188446" calcext:value-type="float">
            <text:p>0.0012751884</text:p>
          </table:table-cell>
          <table:table-cell office:value-type="float" office:value="0.00122934843" calcext:value-type="float">
            <text:p>0.0012293484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07.00138086844" calcext:value-type="float">
            <text:p>207.0013808684</text:p>
          </table:table-cell>
          <table:table-cell office:value-type="float" office:value="0.00138086844" calcext:value-type="float">
            <text:p>0.0013808684</text:p>
          </table:table-cell>
          <table:table-cell office:value-type="float" office:value="0.001308548428" calcext:value-type="float">
            <text:p>0.0013085484</text:p>
          </table:table-cell>
          <table:table-cell office:value-type="float" office:value="0.001219828448" calcext:value-type="float">
            <text:p>0.0012198284</text:p>
          </table:table-cell>
        </table:table-row>
        <table:table-row table:style-name="ro1">
          <table:table-cell office:value-type="float" office:value="207.002692388456" calcext:value-type="float">
            <text:p>207.0026923885</text:p>
          </table:table-cell>
          <table:table-cell office:value-type="float" office:value="0.002692388456" calcext:value-type="float">
            <text:p>0.0026923885</text:p>
          </table:table-cell>
          <table:table-cell office:value-type="float" office:value="0.002148308408" calcext:value-type="float">
            <text:p>0.0021483084</text:p>
          </table:table-cell>
          <table:table-cell office:value-type="float" office:value="0.001670788434" calcext:value-type="float">
            <text:p>0.0016707884</text:p>
          </table:table-cell>
        </table:table-row>
        <table:table-row table:style-name="ro1">
          <table:table-cell office:value-type="float" office:value="207.003185988446" calcext:value-type="float">
            <text:p>207.0031859884</text:p>
          </table:table-cell>
          <table:table-cell office:value-type="float" office:value="0.003185988446" calcext:value-type="float">
            <text:p>0.0031859884</text:p>
          </table:table-cell>
          <table:table-cell office:value-type="float" office:value="0.002659668402" calcext:value-type="float">
            <text:p>0.0026596684</text:p>
          </table:table-cell>
          <table:table-cell office:value-type="float" office:value="0.002153908458" calcext:value-type="float">
            <text:p>0.0021539085</text:p>
          </table:table-cell>
        </table:table-row>
        <table:table-row table:style-name="ro1">
          <table:table-cell office:value-type="float" office:value="210.00127518523" calcext:value-type="float">
            <text:p>210.0012751852</text:p>
          </table:table-cell>
          <table:table-cell office:value-type="float" office:value="0.00127518523" calcext:value-type="float">
            <text:p>0.0012751852</text:p>
          </table:table-cell>
          <table:table-cell office:value-type="float" office:value="0.001229345214" calcext:value-type="float">
            <text:p>0.0012293452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10.001380865224" calcext:value-type="float">
            <text:p>210.0013808652</text:p>
          </table:table-cell>
          <table:table-cell office:value-type="float" office:value="0.001380865224" calcext:value-type="float">
            <text:p>0.0013808652</text:p>
          </table:table-cell>
          <table:table-cell office:value-type="float" office:value="0.001308545212" calcext:value-type="float">
            <text:p>0.0013085452</text:p>
          </table:table-cell>
          <table:table-cell office:value-type="float" office:value="0.001219825232" calcext:value-type="float">
            <text:p>0.0012198252</text:p>
          </table:table-cell>
        </table:table-row>
        <table:table-row table:style-name="ro1">
          <table:table-cell office:value-type="float" office:value="210.002692385239" calcext:value-type="float">
            <text:p>210.0026923852</text:p>
          </table:table-cell>
          <table:table-cell office:value-type="float" office:value="0.002692385239" calcext:value-type="float">
            <text:p>0.0026923852</text:p>
          </table:table-cell>
          <table:table-cell office:value-type="float" office:value="0.002148305192" calcext:value-type="float">
            <text:p>0.0021483052</text:p>
          </table:table-cell>
          <table:table-cell office:value-type="float" office:value="0.001670785218" calcext:value-type="float">
            <text:p>0.0016707852</text:p>
          </table:table-cell>
        </table:table-row>
        <table:table-row table:style-name="ro1">
          <table:table-cell office:value-type="float" office:value="210.003185985229" calcext:value-type="float">
            <text:p>210.0031859852</text:p>
          </table:table-cell>
          <table:table-cell office:value-type="float" office:value="0.003185985229" calcext:value-type="float">
            <text:p>0.0031859852</text:p>
          </table:table-cell>
          <table:table-cell office:value-type="float" office:value="0.002659665186" calcext:value-type="float">
            <text:p>0.0026596652</text:p>
          </table:table-cell>
          <table:table-cell office:value-type="float" office:value="0.002153905241" calcext:value-type="float">
            <text:p>0.0021539052</text:p>
          </table:table-cell>
        </table:table-row>
        <table:table-row table:style-name="ro1">
          <table:table-cell office:value-type="float" office:value="213.001275182014" calcext:value-type="float">
            <text:p>213.001275182</text:p>
          </table:table-cell>
          <table:table-cell table:number-columns-repeated="2" office:value-type="float" office:value="0.001275182014" calcext:value-type="float">
            <text:p>0.001275182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13.001380862008" calcext:value-type="float">
            <text:p>213.001380862</text:p>
          </table:table-cell>
          <table:table-cell table:number-columns-repeated="2" office:value-type="float" office:value="0.001380862008" calcext:value-type="float">
            <text:p>0.001380862</text:p>
          </table:table-cell>
          <table:table-cell office:value-type="float" office:value="0.001219822016" calcext:value-type="float">
            <text:p>0.001219822</text:p>
          </table:table-cell>
        </table:table-row>
        <table:table-row table:style-name="ro1">
          <table:table-cell office:value-type="float" office:value="213.002692382023" calcext:value-type="float">
            <text:p>213.002692382</text:p>
          </table:table-cell>
          <table:table-cell office:value-type="float" office:value="0.002692382023" calcext:value-type="float">
            <text:p>0.002692382</text:p>
          </table:table-cell>
          <table:table-cell office:value-type="float" office:value="0.002641022026" calcext:value-type="float">
            <text:p>0.002641022</text:p>
          </table:table-cell>
          <table:table-cell office:value-type="float" office:value="0.001670782002" calcext:value-type="float">
            <text:p>0.001670782</text:p>
          </table:table-cell>
        </table:table-row>
        <table:table-row table:style-name="ro1">
          <table:table-cell office:value-type="float" office:value="213.003185982013" calcext:value-type="float">
            <text:p>213.003185982</text:p>
          </table:table-cell>
          <table:table-cell office:value-type="float" office:value="0.003185982013" calcext:value-type="float">
            <text:p>0.003185982</text:p>
          </table:table-cell>
          <table:table-cell office:value-type="float" office:value="0.003181262013" calcext:value-type="float">
            <text:p>0.003181262</text:p>
          </table:table-cell>
          <table:table-cell office:value-type="float" office:value="0.002153902025" calcext:value-type="float">
            <text:p>0.002153902</text:p>
          </table:table-cell>
        </table:table-row>
        <table:table-row table:style-name="ro1">
          <table:table-cell office:value-type="float" office:value="216.001267178658" calcext:value-type="float">
            <text:p>216.0012671787</text:p>
          </table:table-cell>
          <table:table-cell office:value-type="float" office:value="0.001267178658" calcext:value-type="float">
            <text:p>0.0012671787</text:p>
          </table:table-cell>
          <table:table-cell office:value-type="float" office:value="0.001296639951" calcext:value-type="float">
            <text:p>0.00129664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16.001379578651" calcext:value-type="float">
            <text:p>216.0013795787</text:p>
          </table:table-cell>
          <table:table-cell office:value-type="float" office:value="0.001379578651" calcext:value-type="float">
            <text:p>0.0013795787</text:p>
          </table:table-cell>
          <table:table-cell office:value-type="float" office:value="0.001375919949" calcext:value-type="float">
            <text:p>0.0013759199</text:p>
          </table:table-cell>
          <table:table-cell office:value-type="float" office:value="0.001219818658" calcext:value-type="float">
            <text:p>0.0012198187</text:p>
          </table:table-cell>
        </table:table-row>
        <table:table-row table:style-name="ro1">
          <table:table-cell office:value-type="float" office:value="216.002689898668" calcext:value-type="float">
            <text:p>216.0026898987</text:p>
          </table:table-cell>
          <table:table-cell office:value-type="float" office:value="0.002689898668" calcext:value-type="float">
            <text:p>0.0026898987</text:p>
          </table:table-cell>
          <table:table-cell office:value-type="float" office:value="0.002640858669" calcext:value-type="float">
            <text:p>0.0026408587</text:p>
          </table:table-cell>
          <table:table-cell office:value-type="float" office:value="0.001670778644" calcext:value-type="float">
            <text:p>0.0016707786</text:p>
          </table:table-cell>
        </table:table-row>
        <table:table-row table:style-name="ro1">
          <table:table-cell office:value-type="float" office:value="216.002710378667" calcext:value-type="float">
            <text:p>216.0027103787</text:p>
          </table:table-cell>
          <table:table-cell office:value-type="float" office:value="0.002710378667" calcext:value-type="float">
            <text:p>0.0027103787</text:p>
          </table:table-cell>
          <table:table-cell office:value-type="float" office:value="0.003179738652" calcext:value-type="float">
            <text:p>0.0031797387</text:p>
          </table:table-cell>
          <table:table-cell office:value-type="float" office:value="0.002153898668" calcext:value-type="float">
            <text:p>0.0021538987</text:p>
          </table:table-cell>
        </table:table-row>
        <table:table-row table:style-name="ro1">
          <table:table-cell office:value-type="float" office:value="219.001275174831" calcext:value-type="float">
            <text:p>219.0012751748</text:p>
          </table:table-cell>
          <table:table-cell office:value-type="float" office:value="0.001275174831" calcext:value-type="float">
            <text:p>0.0012751748</text:p>
          </table:table-cell>
          <table:table-cell office:value-type="float" office:value="0.001288774829" calcext:value-type="float">
            <text:p>0.0012887748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19.001380854825" calcext:value-type="float">
            <text:p>219.0013808548</text:p>
          </table:table-cell>
          <table:table-cell office:value-type="float" office:value="0.001380854825" calcext:value-type="float">
            <text:p>0.0013808548</text:p>
          </table:table-cell>
          <table:table-cell office:value-type="float" office:value="0.001368054827" calcext:value-type="float">
            <text:p>0.0013680548</text:p>
          </table:table-cell>
          <table:table-cell office:value-type="float" office:value="0.001219814833" calcext:value-type="float">
            <text:p>0.0012198148</text:p>
          </table:table-cell>
        </table:table-row>
        <table:table-row table:style-name="ro1">
          <table:table-cell office:value-type="float" office:value="219.00269237484" calcext:value-type="float">
            <text:p>219.0026923748</text:p>
          </table:table-cell>
          <table:table-cell office:value-type="float" office:value="0.00269237484" calcext:value-type="float">
            <text:p>0.0026923748</text:p>
          </table:table-cell>
          <table:table-cell office:value-type="float" office:value="0.002689894842" calcext:value-type="float">
            <text:p>0.0026898948</text:p>
          </table:table-cell>
          <table:table-cell office:value-type="float" office:value="0.001670774819" calcext:value-type="float">
            <text:p>0.0016707748</text:p>
          </table:table-cell>
        </table:table-row>
        <table:table-row table:style-name="ro1">
          <table:table-cell office:value-type="float" office:value="219.00318597483" calcext:value-type="float">
            <text:p>219.0031859748</text:p>
          </table:table-cell>
          <table:table-cell office:value-type="float" office:value="0.00318597483" calcext:value-type="float">
            <text:p>0.0031859748</text:p>
          </table:table-cell>
          <table:table-cell office:value-type="float" office:value="0.002710374841" calcext:value-type="float">
            <text:p>0.0027103748</text:p>
          </table:table-cell>
          <table:table-cell office:value-type="float" office:value="0.002153894842" calcext:value-type="float">
            <text:p>0.0021538948</text:p>
          </table:table-cell>
        </table:table-row>
        <table:table-row table:style-name="ro1">
          <table:table-cell office:value-type="float" office:value="222.001275170922" calcext:value-type="float">
            <text:p>222.0012751709</text:p>
          </table:table-cell>
          <table:table-cell table:number-columns-repeated="2" office:value-type="float" office:value="0.001275170922" calcext:value-type="float">
            <text:p>0.0012751709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22.001380850916" calcext:value-type="float">
            <text:p>222.0013808509</text:p>
          </table:table-cell>
          <table:table-cell table:number-columns-repeated="2" office:value-type="float" office:value="0.001380850916" calcext:value-type="float">
            <text:p>0.0013808509</text:p>
          </table:table-cell>
          <table:table-cell office:value-type="float" office:value="0.001219810924" calcext:value-type="float">
            <text:p>0.0012198109</text:p>
          </table:table-cell>
        </table:table-row>
        <table:table-row table:style-name="ro1">
          <table:table-cell office:value-type="float" office:value="222.002692370931" calcext:value-type="float">
            <text:p>222.0026923709</text:p>
          </table:table-cell>
          <table:table-cell table:number-columns-repeated="2" office:value-type="float" office:value="0.002692370931" calcext:value-type="float">
            <text:p>0.0026923709</text:p>
          </table:table-cell>
          <table:table-cell office:value-type="float" office:value="0.00167077091" calcext:value-type="float">
            <text:p>0.0016707709</text:p>
          </table:table-cell>
        </table:table-row>
        <table:table-row table:style-name="ro1">
          <table:table-cell office:value-type="float" office:value="222.003185970921" calcext:value-type="float">
            <text:p>222.0031859709</text:p>
          </table:table-cell>
          <table:table-cell table:number-columns-repeated="2" office:value-type="float" office:value="0.003185970921" calcext:value-type="float">
            <text:p>0.0031859709</text:p>
          </table:table-cell>
          <table:table-cell office:value-type="float" office:value="0.002153890933" calcext:value-type="float">
            <text:p>0.0021538909</text:p>
          </table:table-cell>
        </table:table-row>
        <table:table-row table:style-name="ro1">
          <table:table-cell office:value-type="float" office:value="225.00127516686" calcext:value-type="float">
            <text:p>225.0012751669</text:p>
          </table:table-cell>
          <table:table-cell table:number-columns-repeated="2" office:value-type="float" office:value="0.00127516686" calcext:value-type="float">
            <text:p>0.0012751669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25.001380846854" calcext:value-type="float">
            <text:p>225.0013808469</text:p>
          </table:table-cell>
          <table:table-cell table:number-columns-repeated="2" office:value-type="float" office:value="0.001380846854" calcext:value-type="float">
            <text:p>0.0013808469</text:p>
          </table:table-cell>
          <table:table-cell office:value-type="float" office:value="0.001219806862" calcext:value-type="float">
            <text:p>0.0012198069</text:p>
          </table:table-cell>
        </table:table-row>
        <table:table-row table:style-name="ro1">
          <table:table-cell office:value-type="float" office:value="225.002692366869" calcext:value-type="float">
            <text:p>225.0026923669</text:p>
          </table:table-cell>
          <table:table-cell table:number-columns-repeated="2" office:value-type="float" office:value="0.002692366869" calcext:value-type="float">
            <text:p>0.0026923669</text:p>
          </table:table-cell>
          <table:table-cell office:value-type="float" office:value="0.001670766848" calcext:value-type="float">
            <text:p>0.0016707668</text:p>
          </table:table-cell>
        </table:table-row>
        <table:table-row table:style-name="ro1">
          <table:table-cell office:value-type="float" office:value="225.003185966859" calcext:value-type="float">
            <text:p>225.0031859669</text:p>
          </table:table-cell>
          <table:table-cell table:number-columns-repeated="2" office:value-type="float" office:value="0.003185966859" calcext:value-type="float">
            <text:p>0.0031859669</text:p>
          </table:table-cell>
          <table:table-cell office:value-type="float" office:value="0.002153886871" calcext:value-type="float">
            <text:p>0.0021538869</text:p>
          </table:table-cell>
        </table:table-row>
        <table:table-row table:style-name="ro1">
          <table:table-cell office:value-type="float" office:value="228.001267162747" calcext:value-type="float">
            <text:p>228.0012671627</text:p>
          </table:table-cell>
          <table:table-cell office:value-type="float" office:value="0.001267162747" calcext:value-type="float">
            <text:p>0.0012671627</text:p>
          </table:table-cell>
          <table:table-cell office:value-type="float" office:value="0.001275162745" calcext:value-type="float">
            <text:p>0.0012751627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28.00137956274" calcext:value-type="float">
            <text:p>228.0013795627</text:p>
          </table:table-cell>
          <table:table-cell office:value-type="float" office:value="0.00137956274" calcext:value-type="float">
            <text:p>0.0013795627</text:p>
          </table:table-cell>
          <table:table-cell office:value-type="float" office:value="0.001380842739" calcext:value-type="float">
            <text:p>0.0013808427</text:p>
          </table:table-cell>
          <table:table-cell office:value-type="float" office:value="0.001219802747" calcext:value-type="float">
            <text:p>0.0012198027</text:p>
          </table:table-cell>
        </table:table-row>
        <table:table-row table:style-name="ro1">
          <table:table-cell office:value-type="float" office:value="228.002689882755" calcext:value-type="float">
            <text:p>228.0026898828</text:p>
          </table:table-cell>
          <table:table-cell office:value-type="float" office:value="0.002689882755" calcext:value-type="float">
            <text:p>0.0026898828</text:p>
          </table:table-cell>
          <table:table-cell office:value-type="float" office:value="0.002692362753" calcext:value-type="float">
            <text:p>0.0026923628</text:p>
          </table:table-cell>
          <table:table-cell office:value-type="float" office:value="0.001670762733" calcext:value-type="float">
            <text:p>0.0016707627</text:p>
          </table:table-cell>
        </table:table-row>
        <table:table-row table:style-name="ro1">
          <table:table-cell office:value-type="float" office:value="228.002710362754" calcext:value-type="float">
            <text:p>228.0027103628</text:p>
          </table:table-cell>
          <table:table-cell office:value-type="float" office:value="0.002710362754" calcext:value-type="float">
            <text:p>0.0027103628</text:p>
          </table:table-cell>
          <table:table-cell office:value-type="float" office:value="0.003185962743" calcext:value-type="float">
            <text:p>0.0031859627</text:p>
          </table:table-cell>
          <table:table-cell office:value-type="float" office:value="0.002153882755" calcext:value-type="float">
            <text:p>0.0021538828</text:p>
          </table:table-cell>
        </table:table-row>
        <table:table-row table:style-name="ro1">
          <table:table-cell office:value-type="float" office:value="231.001275158601" calcext:value-type="float">
            <text:p>231.0012751586</text:p>
          </table:table-cell>
          <table:table-cell table:number-columns-repeated="2" office:value-type="float" office:value="0.001275158601" calcext:value-type="float">
            <text:p>0.0012751586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31.001380838595" calcext:value-type="float">
            <text:p>231.0013808386</text:p>
          </table:table-cell>
          <table:table-cell table:number-columns-repeated="2" office:value-type="float" office:value="0.001380838595" calcext:value-type="float">
            <text:p>0.0013808386</text:p>
          </table:table-cell>
          <table:table-cell office:value-type="float" office:value="0.001219798603" calcext:value-type="float">
            <text:p>0.0012197986</text:p>
          </table:table-cell>
        </table:table-row>
        <table:table-row table:style-name="ro1">
          <table:table-cell office:value-type="float" office:value="231.002692358611" calcext:value-type="float">
            <text:p>231.0026923586</text:p>
          </table:table-cell>
          <table:table-cell table:number-columns-repeated="2" office:value-type="float" office:value="0.002692358611" calcext:value-type="float">
            <text:p>0.0026923586</text:p>
          </table:table-cell>
          <table:table-cell office:value-type="float" office:value="0.001670758589" calcext:value-type="float">
            <text:p>0.0016707586</text:p>
          </table:table-cell>
        </table:table-row>
        <table:table-row table:style-name="ro1">
          <table:table-cell office:value-type="float" office:value="231.003185958601" calcext:value-type="float">
            <text:p>231.0031859586</text:p>
          </table:table-cell>
          <table:table-cell table:number-columns-repeated="2" office:value-type="float" office:value="0.003185958601" calcext:value-type="float">
            <text:p>0.0031859586</text:p>
          </table:table-cell>
          <table:table-cell office:value-type="float" office:value="0.002153878612" calcext:value-type="float">
            <text:p>0.0021538786</text:p>
          </table:table-cell>
        </table:table-row>
        <table:table-row table:style-name="ro1">
          <table:table-cell office:value-type="float" office:value="234.001275154458" calcext:value-type="float">
            <text:p>234.0012751545</text:p>
          </table:table-cell>
          <table:table-cell table:number-columns-repeated="2" office:value-type="float" office:value="0.001275154458" calcext:value-type="float">
            <text:p>0.0012751545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34.001380834452" calcext:value-type="float">
            <text:p>234.0013808345</text:p>
          </table:table-cell>
          <table:table-cell table:number-columns-repeated="2" office:value-type="float" office:value="0.001380834452" calcext:value-type="float">
            <text:p>0.0013808345</text:p>
          </table:table-cell>
          <table:table-cell office:value-type="float" office:value="0.00121979446" calcext:value-type="float">
            <text:p>0.0012197945</text:p>
          </table:table-cell>
        </table:table-row>
        <table:table-row table:style-name="ro1">
          <table:table-cell office:value-type="float" office:value="234.002692354467" calcext:value-type="float">
            <text:p>234.0026923545</text:p>
          </table:table-cell>
          <table:table-cell table:number-columns-repeated="2" office:value-type="float" office:value="0.002692354467" calcext:value-type="float">
            <text:p>0.0026923545</text:p>
          </table:table-cell>
          <table:table-cell office:value-type="float" office:value="0.001670754446" calcext:value-type="float">
            <text:p>0.0016707544</text:p>
          </table:table-cell>
        </table:table-row>
        <table:table-row table:style-name="ro1">
          <table:table-cell office:value-type="float" office:value="234.003185954457" calcext:value-type="float">
            <text:p>234.0031859545</text:p>
          </table:table-cell>
          <table:table-cell table:number-columns-repeated="2" office:value-type="float" office:value="0.003185954457" calcext:value-type="float">
            <text:p>0.0031859545</text:p>
          </table:table-cell>
          <table:table-cell office:value-type="float" office:value="0.002153874468" calcext:value-type="float">
            <text:p>0.0021538745</text:p>
          </table:table-cell>
        </table:table-row>
        <table:table-row table:style-name="ro1">
          <table:table-cell office:value-type="float" office:value="237.001275150315" calcext:value-type="float">
            <text:p>237.0012751503</text:p>
          </table:table-cell>
          <table:table-cell table:number-columns-repeated="2" office:value-type="float" office:value="0.001275150315" calcext:value-type="float">
            <text:p>0.0012751503</text:p>
          </table:table-cell>
          <table:table-cell office:value-type="float" office:value="0.000864879987" calcext:value-type="float">
            <text:p>0.00086488</text:p>
          </table:table-cell>
        </table:table-row>
        <table:table-row table:style-name="ro1">
          <table:table-cell office:value-type="float" office:value="237.001380830309" calcext:value-type="float">
            <text:p>237.0013808303</text:p>
          </table:table-cell>
          <table:table-cell table:number-columns-repeated="2" office:value-type="float" office:value="0.001380830309" calcext:value-type="float">
            <text:p>0.0013808303</text:p>
          </table:table-cell>
          <table:table-cell office:value-type="float" office:value="0.001219790317" calcext:value-type="float">
            <text:p>0.0012197903</text:p>
          </table:table-cell>
        </table:table-row>
        <table:table-row table:style-name="ro1">
          <table:table-cell office:value-type="float" office:value="237.002692350324" calcext:value-type="float">
            <text:p>237.0026923503</text:p>
          </table:table-cell>
          <table:table-cell table:number-columns-repeated="2" office:value-type="float" office:value="0.002692350324" calcext:value-type="float">
            <text:p>0.0026923503</text:p>
          </table:table-cell>
          <table:table-cell office:value-type="float" office:value="0.001670750303" calcext:value-type="float">
            <text:p>0.0016707503</text:p>
          </table:table-cell>
        </table:table-row>
        <table:table-row table:style-name="ro1">
          <table:table-cell office:value-type="float" office:value="237.003185950314" calcext:value-type="float">
            <text:p>237.0031859503</text:p>
          </table:table-cell>
          <table:table-cell table:number-columns-repeated="2" office:value-type="float" office:value="0.003185950314" calcext:value-type="float">
            <text:p>0.0031859503</text:p>
          </table:table-cell>
          <table:table-cell office:value-type="float" office:value="0.002153870325" calcext:value-type="float">
            <text:p>0.0021538703</text:p>
          </table:table-cell>
        </table:table-row>
        <table:table-row table:style-name="ro1">
          <table:table-cell office:value-type="float" office:value="240.001269546147" calcext:value-type="float">
            <text:p>240.0012695461</text:p>
          </table:table-cell>
          <table:table-cell office:value-type="float" office:value="0.001269546147" calcext:value-type="float">
            <text:p>0.0012695461</text:p>
          </table:table-cell>
          <table:table-cell office:value-type="float" office:value="0.001268506172" calcext:value-type="float">
            <text:p>0.0012685062</text:p>
          </table:table-cell>
          <table:table-cell office:value-type="float" office:value="0.001209626181" calcext:value-type="float">
            <text:p>0.0012096262</text:p>
          </table:table-cell>
        </table:table-row>
        <table:table-row table:style-name="ro1">
          <table:table-cell office:value-type="float" office:value="240.00138194614" calcext:value-type="float">
            <text:p>240.0013819461</text:p>
          </table:table-cell>
          <table:table-cell office:value-type="float" office:value="0.00138194614" calcext:value-type="float">
            <text:p>0.0013819461</text:p>
          </table:table-cell>
          <table:table-cell office:value-type="float" office:value="0.001374106166" calcext:value-type="float">
            <text:p>0.0013741062</text:p>
          </table:table-cell>
          <table:table-cell office:value-type="float" office:value="0.001307306169" calcext:value-type="float">
            <text:p>0.0013073062</text:p>
          </table:table-cell>
        </table:table-row>
        <table:table-row table:style-name="ro1">
          <table:table-cell office:value-type="float" office:value="240.002689866182" calcext:value-type="float">
            <text:p>240.0026898662</text:p>
          </table:table-cell>
          <table:table-cell office:value-type="float" office:value="0.002689866182" calcext:value-type="float">
            <text:p>0.0026898662</text:p>
          </table:table-cell>
          <table:table-cell office:value-type="float" office:value="0.00316882617" calcext:value-type="float">
            <text:p>0.0031688262</text:p>
          </table:table-cell>
          <table:table-cell office:value-type="float" office:value="0.001676346181" calcext:value-type="float">
            <text:p>0.0016763462</text:p>
          </table:table-cell>
        </table:table-row>
        <table:table-row table:style-name="ro1">
          <table:table-cell office:value-type="float" office:value="240.002710346181" calcext:value-type="float">
            <text:p>240.0027103462</text:p>
          </table:table-cell>
          <table:table-cell office:value-type="float" office:value="0.002710346181" calcext:value-type="float">
            <text:p>0.0027103462</text:p>
          </table:table-cell>
          <table:table-cell office:value-type="float" office:value="0.003189306169" calcext:value-type="float">
            <text:p>0.0031893062</text:p>
          </table:table-cell>
          <table:table-cell office:value-type="float" office:value="0.003160506179" calcext:value-type="float">
            <text:p>0.0031605062</text:p>
          </table:table-cell>
        </table:table-row>
        <table:table-row table:style-name="ro1">
          <table:table-cell office:value-type="float" office:value="243.001282742003" calcext:value-type="float">
            <text:p>243.001282742</text:p>
          </table:table-cell>
          <table:table-cell table:number-columns-repeated="2" office:value-type="float" office:value="0.001282742003" calcext:value-type="float">
            <text:p>0.001282742</text:p>
          </table:table-cell>
          <table:table-cell office:value-type="float" office:value="0.001490742" calcext:value-type="float">
            <text:p>0.001490742</text:p>
          </table:table-cell>
        </table:table-row>
        <table:table-row table:style-name="ro1">
          <table:table-cell office:value-type="float" office:value="243.001362022001" calcext:value-type="float">
            <text:p>243.001362022</text:p>
          </table:table-cell>
          <table:table-cell table:number-columns-repeated="2" office:value-type="float" office:value="0.001362022001" calcext:value-type="float">
            <text:p>0.001362022</text:p>
          </table:table-cell>
          <table:table-cell office:value-type="float" office:value="0.001511221999" calcext:value-type="float">
            <text:p>0.001511222</text:p>
          </table:table-cell>
        </table:table-row>
        <table:table-row table:style-name="ro1">
          <table:table-cell office:value-type="float" office:value="243.002689862039" calcext:value-type="float">
            <text:p>243.002689862</text:p>
          </table:table-cell>
          <table:table-cell table:number-columns-repeated="2" office:value-type="float" office:value="0.002689862039" calcext:value-type="float">
            <text:p>0.002689862</text:p>
          </table:table-cell>
          <table:table-cell office:value-type="float" office:value="0.001764821995" calcext:value-type="float">
            <text:p>0.001764822</text:p>
          </table:table-cell>
        </table:table-row>
        <table:table-row table:style-name="ro1">
          <table:table-cell office:value-type="float" office:value="243.002710342038" calcext:value-type="float">
            <text:p>243.002710342</text:p>
          </table:table-cell>
          <table:table-cell table:number-columns-repeated="2" office:value-type="float" office:value="0.002710342038" calcext:value-type="float">
            <text:p>0.002710342</text:p>
          </table:table-cell>
          <table:table-cell office:value-type="float" office:value="0.002665701964" calcext:value-type="float">
            <text:p>0.002665702</text:p>
          </table:table-cell>
        </table:table-row>
        <table:table-row table:style-name="ro1">
          <table:table-cell office:value-type="float" office:value="246.001275137884" calcext:value-type="float">
            <text:p>246.0012751379</text:p>
          </table:table-cell>
          <table:table-cell office:value-type="float" office:value="0.001275137884" calcext:value-type="float">
            <text:p>0.0012751379</text:p>
          </table:table-cell>
          <table:table-cell office:value-type="float" office:value="0.001284577874" calcext:value-type="float">
            <text:p>0.0012845779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46.001380817878" calcext:value-type="float">
            <text:p>246.0013808179</text:p>
          </table:table-cell>
          <table:table-cell office:value-type="float" office:value="0.001380817878" calcext:value-type="float">
            <text:p>0.0013808179</text:p>
          </table:table-cell>
          <table:table-cell office:value-type="float" office:value="0.001396977867" calcext:value-type="float">
            <text:p>0.0013969779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46.002692337893" calcext:value-type="float">
            <text:p>246.0026923379</text:p>
          </table:table-cell>
          <table:table-cell table:number-columns-repeated="2" office:value-type="float" office:value="0.002692337893" calcext:value-type="float">
            <text:p>0.0026923379</text:p>
          </table:table-cell>
          <table:table-cell office:value-type="float" office:value="0.002160097898" calcext:value-type="float">
            <text:p>0.0021600979</text:p>
          </table:table-cell>
        </table:table-row>
        <table:table-row table:style-name="ro1">
          <table:table-cell office:value-type="float" office:value="246.003185937883" calcext:value-type="float">
            <text:p>246.0031859379</text:p>
          </table:table-cell>
          <table:table-cell table:number-columns-repeated="2" office:value-type="float" office:value="0.003185937883" calcext:value-type="float">
            <text:p>0.0031859379</text:p>
          </table:table-cell>
          <table:table-cell office:value-type="float" office:value="0.002660497893" calcext:value-type="float">
            <text:p>0.0026604979</text:p>
          </table:table-cell>
        </table:table-row>
        <table:table-row table:style-name="ro1">
          <table:table-cell office:value-type="float" office:value="249.001275133741" calcext:value-type="float">
            <text:p>249.0012751337</text:p>
          </table:table-cell>
          <table:table-cell office:value-type="float" office:value="0.001275133741" calcext:value-type="float">
            <text:p>0.0012751337</text:p>
          </table:table-cell>
          <table:table-cell office:value-type="float" office:value="0.001274493736" calcext:value-type="float">
            <text:p>0.0012744937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49.001380813735" calcext:value-type="float">
            <text:p>249.0013808137</text:p>
          </table:table-cell>
          <table:table-cell office:value-type="float" office:value="0.001380813735" calcext:value-type="float">
            <text:p>0.0013808137</text:p>
          </table:table-cell>
          <table:table-cell office:value-type="float" office:value="0.001393613728" calcext:value-type="float">
            <text:p>0.0013936137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49.00269233375" calcext:value-type="float">
            <text:p>249.0026923338</text:p>
          </table:table-cell>
          <table:table-cell office:value-type="float" office:value="0.00269233375" calcext:value-type="float">
            <text:p>0.0026923338</text:p>
          </table:table-cell>
          <table:table-cell office:value-type="float" office:value="0.002693053745" calcext:value-type="float">
            <text:p>0.0026930537</text:p>
          </table:table-cell>
          <table:table-cell office:value-type="float" office:value="0.002160093755" calcext:value-type="float">
            <text:p>0.0021600938</text:p>
          </table:table-cell>
        </table:table-row>
        <table:table-row table:style-name="ro1">
          <table:table-cell office:value-type="float" office:value="249.00318593374" calcext:value-type="float">
            <text:p>249.0031859337</text:p>
          </table:table-cell>
          <table:table-cell office:value-type="float" office:value="0.00318593374" calcext:value-type="float">
            <text:p>0.0031859337</text:p>
          </table:table-cell>
          <table:table-cell office:value-type="float" office:value="0.002713533744" calcext:value-type="float">
            <text:p>0.0027135337</text:p>
          </table:table-cell>
          <table:table-cell office:value-type="float" office:value="0.00266049375" calcext:value-type="float">
            <text:p>0.0026604938</text:p>
          </table:table-cell>
        </table:table-row>
        <table:table-row table:style-name="ro1">
          <table:table-cell office:value-type="float" office:value="252.001267129599" calcext:value-type="float">
            <text:p>252.0012671296</text:p>
          </table:table-cell>
          <table:table-cell office:value-type="float" office:value="0.001267129599" calcext:value-type="float">
            <text:p>0.0012671296</text:p>
          </table:table-cell>
          <table:table-cell office:value-type="float" office:value="0.001275129597" calcext:value-type="float">
            <text:p>0.0012751296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52.001379529592" calcext:value-type="float">
            <text:p>252.0013795296</text:p>
          </table:table-cell>
          <table:table-cell office:value-type="float" office:value="0.001379529592" calcext:value-type="float">
            <text:p>0.0013795296</text:p>
          </table:table-cell>
          <table:table-cell office:value-type="float" office:value="0.001380809591" calcext:value-type="float">
            <text:p>0.0013808096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52.002689849608" calcext:value-type="float">
            <text:p>252.0026898496</text:p>
          </table:table-cell>
          <table:table-cell office:value-type="float" office:value="0.002689849608" calcext:value-type="float">
            <text:p>0.0026898496</text:p>
          </table:table-cell>
          <table:table-cell office:value-type="float" office:value="0.002692329606" calcext:value-type="float">
            <text:p>0.0026923296</text:p>
          </table:table-cell>
          <table:table-cell office:value-type="float" office:value="0.002160089611" calcext:value-type="float">
            <text:p>0.0021600896</text:p>
          </table:table-cell>
        </table:table-row>
        <table:table-row table:style-name="ro1">
          <table:table-cell office:value-type="float" office:value="252.002710329607" calcext:value-type="float">
            <text:p>252.0027103296</text:p>
          </table:table-cell>
          <table:table-cell office:value-type="float" office:value="0.002710329607" calcext:value-type="float">
            <text:p>0.0027103296</text:p>
          </table:table-cell>
          <table:table-cell office:value-type="float" office:value="0.003185929596" calcext:value-type="float">
            <text:p>0.0031859296</text:p>
          </table:table-cell>
          <table:table-cell office:value-type="float" office:value="0.002660489606" calcext:value-type="float">
            <text:p>0.0026604896</text:p>
          </table:table-cell>
        </table:table-row>
        <table:table-row table:style-name="ro1">
          <table:table-cell office:value-type="float" office:value="255.001275125454" calcext:value-type="float">
            <text:p>255.0012751255</text:p>
          </table:table-cell>
          <table:table-cell table:number-columns-repeated="2" office:value-type="float" office:value="0.001275125454" calcext:value-type="float">
            <text:p>0.0012751255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55.001380805448" calcext:value-type="float">
            <text:p>255.0013808054</text:p>
          </table:table-cell>
          <table:table-cell table:number-columns-repeated="2" office:value-type="float" office:value="0.001380805448" calcext:value-type="float">
            <text:p>0.0013808054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55.002692325463" calcext:value-type="float">
            <text:p>255.0026923255</text:p>
          </table:table-cell>
          <table:table-cell table:number-columns-repeated="2" office:value-type="float" office:value="0.002692325463" calcext:value-type="float">
            <text:p>0.0026923255</text:p>
          </table:table-cell>
          <table:table-cell office:value-type="float" office:value="0.002160085468" calcext:value-type="float">
            <text:p>0.0021600855</text:p>
          </table:table-cell>
        </table:table-row>
        <table:table-row table:style-name="ro1">
          <table:table-cell office:value-type="float" office:value="255.003185925453" calcext:value-type="float">
            <text:p>255.0031859255</text:p>
          </table:table-cell>
          <table:table-cell table:number-columns-repeated="2" office:value-type="float" office:value="0.003185925453" calcext:value-type="float">
            <text:p>0.0031859255</text:p>
          </table:table-cell>
          <table:table-cell office:value-type="float" office:value="0.002660485463" calcext:value-type="float">
            <text:p>0.0026604855</text:p>
          </table:table-cell>
        </table:table-row>
        <table:table-row table:style-name="ro1">
          <table:table-cell office:value-type="float" office:value="258.001275122669" calcext:value-type="float">
            <text:p>258.0012751227</text:p>
          </table:table-cell>
          <table:table-cell table:number-columns-repeated="2" office:value-type="float" office:value="0.001275122669" calcext:value-type="float">
            <text:p>0.0012751227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58.001380802663" calcext:value-type="float">
            <text:p>258.0013808027</text:p>
          </table:table-cell>
          <table:table-cell table:number-columns-repeated="2" office:value-type="float" office:value="0.001380802663" calcext:value-type="float">
            <text:p>0.0013808027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58.002692322679" calcext:value-type="float">
            <text:p>258.0026923227</text:p>
          </table:table-cell>
          <table:table-cell table:number-columns-repeated="2" office:value-type="float" office:value="0.002692322679" calcext:value-type="float">
            <text:p>0.0026923227</text:p>
          </table:table-cell>
          <table:table-cell office:value-type="float" office:value="0.002160082684" calcext:value-type="float">
            <text:p>0.0021600827</text:p>
          </table:table-cell>
        </table:table-row>
        <table:table-row table:style-name="ro1">
          <table:table-cell office:value-type="float" office:value="258.003185922669" calcext:value-type="float">
            <text:p>258.0031859227</text:p>
          </table:table-cell>
          <table:table-cell table:number-columns-repeated="2" office:value-type="float" office:value="0.003185922669" calcext:value-type="float">
            <text:p>0.0031859227</text:p>
          </table:table-cell>
          <table:table-cell office:value-type="float" office:value="0.002660482679" calcext:value-type="float">
            <text:p>0.0026604827</text:p>
          </table:table-cell>
        </table:table-row>
        <table:table-row table:style-name="ro1">
          <table:table-cell office:value-type="float" office:value="261.001275120561" calcext:value-type="float">
            <text:p>261.0012751206</text:p>
          </table:table-cell>
          <table:table-cell table:number-columns-repeated="2" office:value-type="float" office:value="0.001275120561" calcext:value-type="float">
            <text:p>0.0012751206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61.001380800555" calcext:value-type="float">
            <text:p>261.0013808006</text:p>
          </table:table-cell>
          <table:table-cell table:number-columns-repeated="2" office:value-type="float" office:value="0.001380800555" calcext:value-type="float">
            <text:p>0.0013808006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61.002692320571" calcext:value-type="float">
            <text:p>261.0026923206</text:p>
          </table:table-cell>
          <table:table-cell table:number-columns-repeated="2" office:value-type="float" office:value="0.002692320571" calcext:value-type="float">
            <text:p>0.0026923206</text:p>
          </table:table-cell>
          <table:table-cell office:value-type="float" office:value="0.002160080576" calcext:value-type="float">
            <text:p>0.0021600806</text:p>
          </table:table-cell>
        </table:table-row>
        <table:table-row table:style-name="ro1">
          <table:table-cell office:value-type="float" office:value="261.003185920561" calcext:value-type="float">
            <text:p>261.0031859206</text:p>
          </table:table-cell>
          <table:table-cell table:number-columns-repeated="2" office:value-type="float" office:value="0.003185920561" calcext:value-type="float">
            <text:p>0.0031859206</text:p>
          </table:table-cell>
          <table:table-cell office:value-type="float" office:value="0.002660480571" calcext:value-type="float">
            <text:p>0.0026604806</text:p>
          </table:table-cell>
        </table:table-row>
        <table:table-row table:style-name="ro1">
          <table:table-cell office:value-type="float" office:value="264.001267118456" calcext:value-type="float">
            <text:p>264.0012671185</text:p>
          </table:table-cell>
          <table:table-cell office:value-type="float" office:value="0.001267118456" calcext:value-type="float">
            <text:p>0.0012671185</text:p>
          </table:table-cell>
          <table:table-cell office:value-type="float" office:value="0.001275118454" calcext:value-type="float">
            <text:p>0.0012751185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64.001379518449" calcext:value-type="float">
            <text:p>264.0013795184</text:p>
          </table:table-cell>
          <table:table-cell office:value-type="float" office:value="0.001379518449" calcext:value-type="float">
            <text:p>0.0013795184</text:p>
          </table:table-cell>
          <table:table-cell office:value-type="float" office:value="0.001380798448" calcext:value-type="float">
            <text:p>0.0013807984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64.002689838466" calcext:value-type="float">
            <text:p>264.0026898385</text:p>
          </table:table-cell>
          <table:table-cell office:value-type="float" office:value="0.002689838466" calcext:value-type="float">
            <text:p>0.0026898385</text:p>
          </table:table-cell>
          <table:table-cell office:value-type="float" office:value="0.002692318464" calcext:value-type="float">
            <text:p>0.0026923185</text:p>
          </table:table-cell>
          <table:table-cell office:value-type="float" office:value="0.002160078469" calcext:value-type="float">
            <text:p>0.0021600785</text:p>
          </table:table-cell>
        </table:table-row>
        <table:table-row table:style-name="ro1">
          <table:table-cell office:value-type="float" office:value="264.002710318465" calcext:value-type="float">
            <text:p>264.0027103185</text:p>
          </table:table-cell>
          <table:table-cell office:value-type="float" office:value="0.002710318465" calcext:value-type="float">
            <text:p>0.0027103185</text:p>
          </table:table-cell>
          <table:table-cell office:value-type="float" office:value="0.003185918454" calcext:value-type="float">
            <text:p>0.0031859185</text:p>
          </table:table-cell>
          <table:table-cell office:value-type="float" office:value="0.002660478464" calcext:value-type="float">
            <text:p>0.0026604785</text:p>
          </table:table-cell>
        </table:table-row>
        <table:table-row table:style-name="ro1">
          <table:table-cell office:value-type="float" office:value="267.001275116346" calcext:value-type="float">
            <text:p>267.0012751163</text:p>
          </table:table-cell>
          <table:table-cell table:number-columns-repeated="2" office:value-type="float" office:value="0.001275116346" calcext:value-type="float">
            <text:p>0.0012751163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67.00138079634" calcext:value-type="float">
            <text:p>267.0013807963</text:p>
          </table:table-cell>
          <table:table-cell table:number-columns-repeated="2" office:value-type="float" office:value="0.00138079634" calcext:value-type="float">
            <text:p>0.0013807963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67.002692316356" calcext:value-type="float">
            <text:p>267.0026923164</text:p>
          </table:table-cell>
          <table:table-cell table:number-columns-repeated="2" office:value-type="float" office:value="0.002692316356" calcext:value-type="float">
            <text:p>0.0026923164</text:p>
          </table:table-cell>
          <table:table-cell office:value-type="float" office:value="0.002160076361" calcext:value-type="float">
            <text:p>0.0021600764</text:p>
          </table:table-cell>
        </table:table-row>
        <table:table-row table:style-name="ro1">
          <table:table-cell office:value-type="float" office:value="267.003185916346" calcext:value-type="float">
            <text:p>267.0031859163</text:p>
          </table:table-cell>
          <table:table-cell table:number-columns-repeated="2" office:value-type="float" office:value="0.003185916346" calcext:value-type="float">
            <text:p>0.0031859163</text:p>
          </table:table-cell>
          <table:table-cell office:value-type="float" office:value="0.002660476356" calcext:value-type="float">
            <text:p>0.0026604764</text:p>
          </table:table-cell>
        </table:table-row>
        <table:table-row table:style-name="ro1">
          <table:table-cell office:value-type="float" office:value="270.001275114239" calcext:value-type="float">
            <text:p>270.0012751142</text:p>
          </table:table-cell>
          <table:table-cell table:number-columns-repeated="2" office:value-type="float" office:value="0.001275114239" calcext:value-type="float">
            <text:p>0.0012751142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70.001380794233" calcext:value-type="float">
            <text:p>270.0013807942</text:p>
          </table:table-cell>
          <table:table-cell table:number-columns-repeated="2" office:value-type="float" office:value="0.001380794233" calcext:value-type="float">
            <text:p>0.0013807942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70.002692314249" calcext:value-type="float">
            <text:p>270.0026923142</text:p>
          </table:table-cell>
          <table:table-cell table:number-columns-repeated="2" office:value-type="float" office:value="0.002692314249" calcext:value-type="float">
            <text:p>0.0026923142</text:p>
          </table:table-cell>
          <table:table-cell office:value-type="float" office:value="0.002160074254" calcext:value-type="float">
            <text:p>0.0021600743</text:p>
          </table:table-cell>
        </table:table-row>
        <table:table-row table:style-name="ro1">
          <table:table-cell office:value-type="float" office:value="270.003185914239" calcext:value-type="float">
            <text:p>270.0031859142</text:p>
          </table:table-cell>
          <table:table-cell table:number-columns-repeated="2" office:value-type="float" office:value="0.003185914239" calcext:value-type="float">
            <text:p>0.0031859142</text:p>
          </table:table-cell>
          <table:table-cell office:value-type="float" office:value="0.002660474249" calcext:value-type="float">
            <text:p>0.0026604742</text:p>
          </table:table-cell>
        </table:table-row>
        <table:table-row table:style-name="ro1">
          <table:table-cell office:value-type="float" office:value="273.001275112132" calcext:value-type="float">
            <text:p>273.0012751121</text:p>
          </table:table-cell>
          <table:table-cell table:number-columns-repeated="2" office:value-type="float" office:value="0.001275112132" calcext:value-type="float">
            <text:p>0.0012751121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73.001380792126" calcext:value-type="float">
            <text:p>273.0013807921</text:p>
          </table:table-cell>
          <table:table-cell table:number-columns-repeated="2" office:value-type="float" office:value="0.001380792126" calcext:value-type="float">
            <text:p>0.0013807921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73.002692312141" calcext:value-type="float">
            <text:p>273.0026923121</text:p>
          </table:table-cell>
          <table:table-cell table:number-columns-repeated="2" office:value-type="float" office:value="0.002692312141" calcext:value-type="float">
            <text:p>0.0026923121</text:p>
          </table:table-cell>
          <table:table-cell office:value-type="float" office:value="0.002160072146" calcext:value-type="float">
            <text:p>0.0021600721</text:p>
          </table:table-cell>
        </table:table-row>
        <table:table-row table:style-name="ro1">
          <table:table-cell office:value-type="float" office:value="273.003185912131" calcext:value-type="float">
            <text:p>273.0031859121</text:p>
          </table:table-cell>
          <table:table-cell table:number-columns-repeated="2" office:value-type="float" office:value="0.003185912131" calcext:value-type="float">
            <text:p>0.0031859121</text:p>
          </table:table-cell>
          <table:table-cell office:value-type="float" office:value="0.002660472141" calcext:value-type="float">
            <text:p>0.0026604721</text:p>
          </table:table-cell>
        </table:table-row>
        <table:table-row table:style-name="ro1">
          <table:table-cell office:value-type="float" office:value="276.001267110026" calcext:value-type="float">
            <text:p>276.00126711</text:p>
          </table:table-cell>
          <table:table-cell office:value-type="float" office:value="0.001267110026" calcext:value-type="float">
            <text:p>0.00126711</text:p>
          </table:table-cell>
          <table:table-cell office:value-type="float" office:value="0.001275110024" calcext:value-type="float">
            <text:p>0.00127511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76.001379510019" calcext:value-type="float">
            <text:p>276.00137951</text:p>
          </table:table-cell>
          <table:table-cell office:value-type="float" office:value="0.001379510019" calcext:value-type="float">
            <text:p>0.00137951</text:p>
          </table:table-cell>
          <table:table-cell office:value-type="float" office:value="0.001380790018" calcext:value-type="float">
            <text:p>0.00138079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76.002689830036" calcext:value-type="float">
            <text:p>276.00268983</text:p>
          </table:table-cell>
          <table:table-cell office:value-type="float" office:value="0.002689830036" calcext:value-type="float">
            <text:p>0.00268983</text:p>
          </table:table-cell>
          <table:table-cell office:value-type="float" office:value="0.002640950037" calcext:value-type="float">
            <text:p>0.00264095</text:p>
          </table:table-cell>
          <table:table-cell office:value-type="float" office:value="0.002160070039" calcext:value-type="float">
            <text:p>0.00216007</text:p>
          </table:table-cell>
        </table:table-row>
        <table:table-row table:style-name="ro1">
          <table:table-cell office:value-type="float" office:value="276.002710310035" calcext:value-type="float">
            <text:p>276.00271031</text:p>
          </table:table-cell>
          <table:table-cell office:value-type="float" office:value="0.002710310035" calcext:value-type="float">
            <text:p>0.00271031</text:p>
          </table:table-cell>
          <table:table-cell office:value-type="float" office:value="0.003181190024" calcext:value-type="float">
            <text:p>0.00318119</text:p>
          </table:table-cell>
          <table:table-cell office:value-type="float" office:value="0.002660470034" calcext:value-type="float">
            <text:p>0.00266047</text:p>
          </table:table-cell>
        </table:table-row>
        <table:table-row table:style-name="ro1">
          <table:table-cell office:value-type="float" office:value="279.001275107917" calcext:value-type="float">
            <text:p>279.0012751079</text:p>
          </table:table-cell>
          <table:table-cell office:value-type="float" office:value="0.001275107917" calcext:value-type="float">
            <text:p>0.0012751079</text:p>
          </table:table-cell>
          <table:table-cell office:value-type="float" office:value="0.001270627897" calcext:value-type="float">
            <text:p>0.0012706279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79.001380787911" calcext:value-type="float">
            <text:p>279.0013807879</text:p>
          </table:table-cell>
          <table:table-cell office:value-type="float" office:value="0.001380787911" calcext:value-type="float">
            <text:p>0.0013807879</text:p>
          </table:table-cell>
          <table:table-cell office:value-type="float" office:value="0.00138302789" calcext:value-type="float">
            <text:p>0.0013830279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79.002692307927" calcext:value-type="float">
            <text:p>279.0026923079</text:p>
          </table:table-cell>
          <table:table-cell office:value-type="float" office:value="0.002692307927" calcext:value-type="float">
            <text:p>0.0026923079</text:p>
          </table:table-cell>
          <table:table-cell office:value-type="float" office:value="0.002650227921" calcext:value-type="float">
            <text:p>0.0026502279</text:p>
          </table:table-cell>
          <table:table-cell office:value-type="float" office:value="0.002160067932" calcext:value-type="float">
            <text:p>0.0021600679</text:p>
          </table:table-cell>
        </table:table-row>
        <table:table-row table:style-name="ro1">
          <table:table-cell office:value-type="float" office:value="279.003185907917" calcext:value-type="float">
            <text:p>279.0031859079</text:p>
          </table:table-cell>
          <table:table-cell office:value-type="float" office:value="0.003185907917" calcext:value-type="float">
            <text:p>0.0031859079</text:p>
          </table:table-cell>
          <table:table-cell office:value-type="float" office:value="0.003187907916" calcext:value-type="float">
            <text:p>0.0031879079</text:p>
          </table:table-cell>
          <table:table-cell office:value-type="float" office:value="0.002660467927" calcext:value-type="float">
            <text:p>0.0026604679</text:p>
          </table:table-cell>
        </table:table-row>
        <table:table-row table:style-name="ro1">
          <table:table-cell office:value-type="float" office:value="282.00127510581" calcext:value-type="float">
            <text:p>282.0012751058</text:p>
          </table:table-cell>
          <table:table-cell office:value-type="float" office:value="0.00127510581" calcext:value-type="float">
            <text:p>0.0012751058</text:p>
          </table:table-cell>
          <table:table-cell office:value-type="float" office:value="0.001288705808" calcext:value-type="float">
            <text:p>0.0012887058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82.001380785804" calcext:value-type="float">
            <text:p>282.0013807858</text:p>
          </table:table-cell>
          <table:table-cell office:value-type="float" office:value="0.001380785804" calcext:value-type="float">
            <text:p>0.0013807858</text:p>
          </table:table-cell>
          <table:table-cell office:value-type="float" office:value="0.001367985806" calcext:value-type="float">
            <text:p>0.0013679858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82.00269230582" calcext:value-type="float">
            <text:p>282.0026923058</text:p>
          </table:table-cell>
          <table:table-cell office:value-type="float" office:value="0.00269230582" calcext:value-type="float">
            <text:p>0.0026923058</text:p>
          </table:table-cell>
          <table:table-cell office:value-type="float" office:value="0.002689825822" calcext:value-type="float">
            <text:p>0.0026898258</text:p>
          </table:table-cell>
          <table:table-cell office:value-type="float" office:value="0.002160065825" calcext:value-type="float">
            <text:p>0.0021600658</text:p>
          </table:table-cell>
        </table:table-row>
        <table:table-row table:style-name="ro1">
          <table:table-cell office:value-type="float" office:value="282.00318590581" calcext:value-type="float">
            <text:p>282.0031859058</text:p>
          </table:table-cell>
          <table:table-cell office:value-type="float" office:value="0.00318590581" calcext:value-type="float">
            <text:p>0.0031859058</text:p>
          </table:table-cell>
          <table:table-cell office:value-type="float" office:value="0.002710305821" calcext:value-type="float">
            <text:p>0.0027103058</text:p>
          </table:table-cell>
          <table:table-cell office:value-type="float" office:value="0.00266046582" calcext:value-type="float">
            <text:p>0.0026604658</text:p>
          </table:table-cell>
        </table:table-row>
        <table:table-row table:style-name="ro1">
          <table:table-cell office:value-type="float" office:value="285.001275103702" calcext:value-type="float">
            <text:p>285.0012751037</text:p>
          </table:table-cell>
          <table:table-cell table:number-columns-repeated="2" office:value-type="float" office:value="0.001275103702" calcext:value-type="float">
            <text:p>0.0012751037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85.001380783696" calcext:value-type="float">
            <text:p>285.0013807837</text:p>
          </table:table-cell>
          <table:table-cell table:number-columns-repeated="2" office:value-type="float" office:value="0.001380783696" calcext:value-type="float">
            <text:p>0.0013807837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85.002692303712" calcext:value-type="float">
            <text:p>285.0026923037</text:p>
          </table:table-cell>
          <table:table-cell table:number-columns-repeated="2" office:value-type="float" office:value="0.002692303712" calcext:value-type="float">
            <text:p>0.0026923037</text:p>
          </table:table-cell>
          <table:table-cell office:value-type="float" office:value="0.002160063717" calcext:value-type="float">
            <text:p>0.0021600637</text:p>
          </table:table-cell>
        </table:table-row>
        <table:table-row table:style-name="ro1">
          <table:table-cell office:value-type="float" office:value="285.003185903702" calcext:value-type="float">
            <text:p>285.0031859037</text:p>
          </table:table-cell>
          <table:table-cell table:number-columns-repeated="2" office:value-type="float" office:value="0.003185903702" calcext:value-type="float">
            <text:p>0.0031859037</text:p>
          </table:table-cell>
          <table:table-cell office:value-type="float" office:value="0.002660463712" calcext:value-type="float">
            <text:p>0.0026604637</text:p>
          </table:table-cell>
        </table:table-row>
        <table:table-row table:style-name="ro1">
          <table:table-cell office:value-type="float" office:value="288.001267101597" calcext:value-type="float">
            <text:p>288.0012671016</text:p>
          </table:table-cell>
          <table:table-cell office:value-type="float" office:value="0.001267101597" calcext:value-type="float">
            <text:p>0.0012671016</text:p>
          </table:table-cell>
          <table:table-cell office:value-type="float" office:value="0.001275101595" calcext:value-type="float">
            <text:p>0.0012751016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88.00137950159" calcext:value-type="float">
            <text:p>288.0013795016</text:p>
          </table:table-cell>
          <table:table-cell office:value-type="float" office:value="0.00137950159" calcext:value-type="float">
            <text:p>0.0013795016</text:p>
          </table:table-cell>
          <table:table-cell office:value-type="float" office:value="0.001380781589" calcext:value-type="float">
            <text:p>0.0013807816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88.002689821607" calcext:value-type="float">
            <text:p>288.0026898216</text:p>
          </table:table-cell>
          <table:table-cell office:value-type="float" office:value="0.002689821607" calcext:value-type="float">
            <text:p>0.0026898216</text:p>
          </table:table-cell>
          <table:table-cell office:value-type="float" office:value="0.002692301605" calcext:value-type="float">
            <text:p>0.0026923016</text:p>
          </table:table-cell>
          <table:table-cell office:value-type="float" office:value="0.00216006161" calcext:value-type="float">
            <text:p>0.0021600616</text:p>
          </table:table-cell>
        </table:table-row>
        <table:table-row table:style-name="ro1">
          <table:table-cell office:value-type="float" office:value="288.002710301606" calcext:value-type="float">
            <text:p>288.0027103016</text:p>
          </table:table-cell>
          <table:table-cell office:value-type="float" office:value="0.002710301606" calcext:value-type="float">
            <text:p>0.0027103016</text:p>
          </table:table-cell>
          <table:table-cell office:value-type="float" office:value="0.003185901595" calcext:value-type="float">
            <text:p>0.0031859016</text:p>
          </table:table-cell>
          <table:table-cell office:value-type="float" office:value="0.002660461605" calcext:value-type="float">
            <text:p>0.0026604616</text:p>
          </table:table-cell>
        </table:table-row>
        <table:table-row table:style-name="ro1">
          <table:table-cell office:value-type="float" office:value="291.001275099487" calcext:value-type="float">
            <text:p>291.0012750995</text:p>
          </table:table-cell>
          <table:table-cell table:number-columns-repeated="2" office:value-type="float" office:value="0.001275099487" calcext:value-type="float">
            <text:p>0.0012750995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91.001380779481" calcext:value-type="float">
            <text:p>291.0013807795</text:p>
          </table:table-cell>
          <table:table-cell table:number-columns-repeated="2" office:value-type="float" office:value="0.001380779481" calcext:value-type="float">
            <text:p>0.0013807795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91.002692299497" calcext:value-type="float">
            <text:p>291.0026922995</text:p>
          </table:table-cell>
          <table:table-cell table:number-columns-repeated="2" office:value-type="float" office:value="0.002692299497" calcext:value-type="float">
            <text:p>0.0026922995</text:p>
          </table:table-cell>
          <table:table-cell office:value-type="float" office:value="0.002160059502" calcext:value-type="float">
            <text:p>0.0021600595</text:p>
          </table:table-cell>
        </table:table-row>
        <table:table-row table:style-name="ro1">
          <table:table-cell office:value-type="float" office:value="291.003185899487" calcext:value-type="float">
            <text:p>291.0031858995</text:p>
          </table:table-cell>
          <table:table-cell table:number-columns-repeated="2" office:value-type="float" office:value="0.003185899487" calcext:value-type="float">
            <text:p>0.0031858995</text:p>
          </table:table-cell>
          <table:table-cell office:value-type="float" office:value="0.002660459497" calcext:value-type="float">
            <text:p>0.0026604595</text:p>
          </table:table-cell>
        </table:table-row>
        <table:table-row table:style-name="ro1">
          <table:table-cell office:value-type="float" office:value="294.00127509738" calcext:value-type="float">
            <text:p>294.0012750974</text:p>
          </table:table-cell>
          <table:table-cell table:number-columns-repeated="2" office:value-type="float" office:value="0.00127509738" calcext:value-type="float">
            <text:p>0.0012750974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94.001380777374" calcext:value-type="float">
            <text:p>294.0013807774</text:p>
          </table:table-cell>
          <table:table-cell table:number-columns-repeated="2" office:value-type="float" office:value="0.001380777374" calcext:value-type="float">
            <text:p>0.0013807774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94.00269229739" calcext:value-type="float">
            <text:p>294.0026922974</text:p>
          </table:table-cell>
          <table:table-cell table:number-columns-repeated="2" office:value-type="float" office:value="0.00269229739" calcext:value-type="float">
            <text:p>0.0026922974</text:p>
          </table:table-cell>
          <table:table-cell office:value-type="float" office:value="0.002160057395" calcext:value-type="float">
            <text:p>0.0021600574</text:p>
          </table:table-cell>
        </table:table-row>
        <table:table-row table:style-name="ro1">
          <table:table-cell office:value-type="float" office:value="294.00318589738" calcext:value-type="float">
            <text:p>294.0031858974</text:p>
          </table:table-cell>
          <table:table-cell table:number-columns-repeated="2" office:value-type="float" office:value="0.00318589738" calcext:value-type="float">
            <text:p>0.0031858974</text:p>
          </table:table-cell>
          <table:table-cell office:value-type="float" office:value="0.00266045739" calcext:value-type="float">
            <text:p>0.0026604574</text:p>
          </table:table-cell>
        </table:table-row>
        <table:table-row table:style-name="ro1">
          <table:table-cell office:value-type="float" office:value="297.001275095272" calcext:value-type="float">
            <text:p>297.0012750953</text:p>
          </table:table-cell>
          <table:table-cell table:number-columns-repeated="2" office:value-type="float" office:value="0.001275095272" calcext:value-type="float">
            <text:p>0.0012750953</text:p>
          </table:table-cell>
          <table:table-cell office:value-type="float" office:value="0.001290319954" calcext:value-type="float">
            <text:p>0.00129032</text:p>
          </table:table-cell>
        </table:table-row>
        <table:table-row table:style-name="ro1">
          <table:table-cell office:value-type="float" office:value="297.001380775266" calcext:value-type="float">
            <text:p>297.0013807753</text:p>
          </table:table-cell>
          <table:table-cell table:number-columns-repeated="2" office:value-type="float" office:value="0.001380775266" calcext:value-type="float">
            <text:p>0.0013807753</text:p>
          </table:table-cell>
          <table:table-cell office:value-type="float" office:value="0.001310799953" calcext:value-type="float">
            <text:p>0.0013108</text:p>
          </table:table-cell>
        </table:table-row>
        <table:table-row table:style-name="ro1">
          <table:table-cell office:value-type="float" office:value="297.002692295282" calcext:value-type="float">
            <text:p>297.0026922953</text:p>
          </table:table-cell>
          <table:table-cell table:number-columns-repeated="2" office:value-type="float" office:value="0.002692295282" calcext:value-type="float">
            <text:p>0.0026922953</text:p>
          </table:table-cell>
          <table:table-cell office:value-type="float" office:value="0.002160055287" calcext:value-type="float">
            <text:p>0.0021600553</text:p>
          </table:table-cell>
        </table:table-row>
        <table:table-row table:style-name="ro1">
          <table:table-cell office:value-type="float" office:value="297.003185895272" calcext:value-type="float">
            <text:p>297.0031858953</text:p>
          </table:table-cell>
          <table:table-cell table:number-columns-repeated="2" office:value-type="float" office:value="0.003185895272" calcext:value-type="float">
            <text:p>0.0031858953</text:p>
          </table:table-cell>
          <table:table-cell office:value-type="float" office:value="0.002660455282" calcext:value-type="float">
            <text:p>0.0026604553</text:p>
          </table:table-cell>
        </table:table-row>
        <table:table-row table:style-name="ro1">
          <table:table-cell office:value-type="float" office:value="300.001267093167" calcext:value-type="float">
            <text:p>300.0012670932</text:p>
          </table:table-cell>
          <table:table-cell office:value-type="float" office:value="0.001267093167" calcext:value-type="float">
            <text:p>0.0012670932</text:p>
          </table:table-cell>
          <table:table-cell office:value-type="float" office:value="0.001275093165" calcext:value-type="float">
            <text:p>0.0012750932</text:p>
          </table:table-cell>
          <table:table-cell office:value-type="float" office:value="0.001225493167" calcext:value-type="float">
            <text:p>0.0012254932</text:p>
          </table:table-cell>
        </table:table-row>
        <table:table-row table:style-name="ro1">
          <table:table-cell office:value-type="float" office:value="300.00137949316" calcext:value-type="float">
            <text:p>300.0013794932</text:p>
          </table:table-cell>
          <table:table-cell office:value-type="float" office:value="0.00137949316" calcext:value-type="float">
            <text:p>0.0013794932</text:p>
          </table:table-cell>
          <table:table-cell office:value-type="float" office:value="0.001380773159" calcext:value-type="float">
            <text:p>0.0013807732</text:p>
          </table:table-cell>
          <table:table-cell office:value-type="float" office:value="0.001304693165" calcext:value-type="float">
            <text:p>0.0013046932</text:p>
          </table:table-cell>
        </table:table-row>
        <table:table-row table:style-name="ro1">
          <table:table-cell office:value-type="float" office:value="300.002689813177" calcext:value-type="float">
            <text:p>300.0026898132</text:p>
          </table:table-cell>
          <table:table-cell office:value-type="float" office:value="0.002689813177" calcext:value-type="float">
            <text:p>0.0026898132</text:p>
          </table:table-cell>
          <table:table-cell office:value-type="float" office:value="0.002692293175" calcext:value-type="float">
            <text:p>0.0026922932</text:p>
          </table:table-cell>
          <table:table-cell office:value-type="float" office:value="0.002140613178" calcext:value-type="float">
            <text:p>0.0021406132</text:p>
          </table:table-cell>
        </table:table-row>
        <table:table-row table:style-name="ro1">
          <table:table-cell office:value-type="float" office:value="300.002710293176" calcext:value-type="float">
            <text:p>300.0027102932</text:p>
          </table:table-cell>
          <table:table-cell office:value-type="float" office:value="0.002710293176" calcext:value-type="float">
            <text:p>0.0027102932</text:p>
          </table:table-cell>
          <table:table-cell office:value-type="float" office:value="0.003185893165" calcext:value-type="float">
            <text:p>0.0031858932</text:p>
          </table:table-cell>
          <table:table-cell office:value-type="float" office:value="0.002662533138" calcext:value-type="float">
            <text:p>0.0026625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1:42:42.697575140</dc:date>
    <meta:editing-duration>PT3M30S</meta:editing-duration>
    <meta:editing-cycles>1</meta:editing-cycles>
    <meta:document-statistic meta:table-count="1" meta:cell-count="1604" meta:object-count="0"/>
    <meta:generator>LibreOffice/5.1.6.2$Linux_X86_64 LibreOffice_project/10m0$Build-2</meta:generator>
  </office:meta>
</office:document-meta>
</file>